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24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3.715cm"/>
    </style:style>
    <style:style style:name="co5" style:family="table-column">
      <style:table-column-properties fo:break-before="auto" style:column-width="3.909cm"/>
    </style:style>
    <style:style style:name="ro1" style:family="table-row">
      <style:table-row-properties style:row-height="0.4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100"/>
    <style:style style:name="ce2" style:family="table-cell" style:parent-style-name="Default" style:data-style-name="N81"/>
    <style:style style:name="ce8" style:family="table-cell" style:parent-style-name="Default">
      <style:text-properties style:font-name="Cascadia Mono" fo:font-size="9.5pt" fo:language="none" fo:country="none" style:font-name-asian="Cascadia Mono" style:font-size-asian="9.5pt" style:language-asian="none" style:country-asian="none" style:font-name-complex="Cascadia Mono" style:font-size-complex="9.5pt" style:language-complex="none" style:country-complex="none"/>
    </style:style>
    <style:style style:name="ce9" style:family="table-cell" style:parent-style-name="Default"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0000ff" style:font-name="Cascadia Mono" fo:font-size="9.5pt" style:font-name-asian="Cascadia Mono" style:font-name-complex="Cascadia Mono" style:font-size-asian="9.5pt" style:font-size-complex="9.5pt"/>
    </style:style>
    <style:style style:name="T4" style:family="text">
      <style:text-properties style:font-name="Cascadia Mono" fo:font-size="9.5pt" style:font-name-asian="Cascadia Mono" style:font-name-complex="Cascadia Mono" style:font-size-asian="9.5pt" style:font-size-complex="9.5pt" fo:color="#000000"/>
    </style:style>
    <style:style style:name="T5" style:family="text">
      <style:text-properties style:font-name="Cascadia Mono" fo:font-size="9.5pt" style:font-name-asian="Cascadia Mono" style:font-name-complex="Cascadia Mono" style:font-size-asian="9.5pt" style:font-size-complex="9.5pt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Quantizations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 Index</text:p>
          </table:table-cell>
          <table:table-cell office:value-type="string" calcext:value-type="string">
            <text:p>Y min</text:p>
          </table:table-cell>
          <table:table-cell office:value-type="string" calcext:value-type="string">
            <text:p>Y max</text:p>
          </table:table-cell>
          <table:table-cell office:value-type="string" calcext:value-type="string">
            <text:p>Y range</text:p>
          </table:table-cell>
          <table:table-cell office:value-type="string" calcext:value-type="string">
            <text:p>Y mean</text:p>
          </table:table-cell>
          <table:table-cell office:value-type="string" calcext:value-type="string">
            <text:p>Y variance</text:p>
          </table:table-cell>
          <table:table-cell office:value-type="string" calcext:value-type="string">
            <text:p>Y std dev</text:p>
          </table:table-cell>
          <table:table-cell office:value-type="string" calcext:value-type="string">
            <text:p>Y decay</text:p>
          </table:table-cell>
          <table:table-cell office:value-type="string" calcext:value-type="string">
            <text:p>Y base</text:p>
          </table:table-cell>
          <table:table-cell office:value-type="string" calcext:value-type="string">
            <text:p>Y bit allocation</text:p>
          </table:table-cell>
          <table:table-cell office:value-type="string" calcext:value-type="string">
            <text:p>Scaled variance</text:p>
          </table:table-cell>
          <table:table-cell office:value-type="string" calcext:value-type="string">
            <text:p>Allocate next</text:p>
          </table:table-cell>
          <table:table-cell office:value-type="string" calcext:value-type="string">
            <text:p>Quant</text:p>
          </table:table-cell>
          <table:table-cell table:style-name="ce8" office:value-type="string" calcext:value-type="string">
            <text:p><text:span text:style-name="T1">static</text:span><text:span text:style-name="T2"> </text:span><text:span text:style-name="T1">double</text:span><text:span text:style-name="T2"> s_quantY[32] = {</text:span></text:p>
          </table:table-cell>
          <table:table-cell/>
          <table:table-cell office:value-type="string" calcext:value-type="string">
            <text:p>2bpp Y bit allocation</text:p>
          </table:table-cell>
          <table:table-cell office:value-type="string" calcext:value-type="string">
            <text:p>3bpp Y bit allocation</text:p>
          </table:table-cell>
          <table:table-cell office:value-type="string" calcext:value-type="string">
            <text:p>3.5bpp Y bit allocation</text:p>
          </table:table-cell>
          <table:table-cell office:value-type="string" calcext:value-type="string">
            <text:p>3.75bpp Y bit allocation</text:p>
          </table:table-cell>
          <table:table-cell office:value-type="string" calcext:value-type="string">
            <text:p>4bpp Y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  <table:table-cell table:formula="of:=[.C2]-[.B2]" office:value-type="float" office:value="4080" calcext:value-type="float">
            <text:p>4080</text:p>
          </table:table-cell>
          <table:table-cell office:value-type="float" office:value="2256.88249773126" calcext:value-type="float">
            <text:p>2256.88249773126</text:p>
          </table:table-cell>
          <table:table-cell office:value-type="float" office:value="1449064.59233812" calcext:value-type="float">
            <text:p>1449064.59233812</text:p>
          </table:table-cell>
          <table:table-cell table:formula="of:=SQRT([.F2])" office:value-type="float" office:value="1203.77098832715" calcext:value-type="float">
            <text:p>1203.77098832715</text:p>
          </table:table-cell>
          <table:table-cell table:number-matrix-columns-spanned="2" table:number-matrix-rows-spanned="1" table:formula="of:=LOGEST([.D2:.D33];[.A2:.A33])" office:value-type="float" office:value="0.903273474567349" calcext:value-type="float">
            <text:p>0.903273474567349</text:p>
          </table:table-cell>
          <table:table-cell office:value-type="float" office:value="1049.64315204482" calcext:value-type="float">
            <text:p>1049.64315204482</text:p>
          </table:table-cell>
          <table:table-cell office:value-type="float" office:value="19" calcext:value-type="float">
            <text:p>19</text:p>
          </table:table-cell>
          <table:table-cell table:formula="of:=[.F2]*POWER(0.5;[.J2])" office:value-type="float" office:value="2.76387136905312" calcext:value-type="float">
            <text:p>2.76387136905312</text:p>
          </table:table-cell>
          <table:table-cell table:formula="of:=IF([.K2]=MAX([.K$2:.K$33];[.K$37:.K$68];[.K$72:.K$103]);&quot;INC&quot;;&quot;&quot;)">
            <text:p/>
          </table:table-cell>
          <table:table-cell table:formula="of:=MAX(255*8*POWER([.$H$2];[.A2])*POWER(0.5;[.J2]);8)" office:value-type="float" office:value="8" calcext:value-type="float">
            <text:p>8</text:p>
          </table:table-cell>
          <table:table-cell table:formula="of:=COM.MICROSOFT.CONCAT(TEXT(CEILING([.M2];1);&quot;0&quot;);&quot;,&quot;)" office:value-type="string" office:string-value="8," calcext:value-type="string">
            <text:p>8,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5" calcext:value-type="float">
            <text:p>1925</text:p>
          </table:table-cell>
          <table:table-cell table:formula="of:=[.C3]-[.B3]" office:value-type="float" office:value="1925" calcext:value-type="float">
            <text:p>1925</text:p>
          </table:table-cell>
          <table:table-cell office:value-type="float" office:value="125.413400698174" calcext:value-type="float">
            <text:p>125.413400698174</text:p>
          </table:table-cell>
          <table:table-cell office:value-type="float" office:value="30820.1579762722" calcext:value-type="float">
            <text:p>30820.1579762722</text:p>
          </table:table-cell>
          <table:table-cell table:formula="of:=SQRT([.F3])" office:value-type="float" office:value="175.556708719069" calcext:value-type="float">
            <text:p>175.55670871906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F3]*POWER(0.5;[.J3])" office:value-type="float" office:value="3.76222631546292" calcext:value-type="float">
            <text:p>3.76222631546292</text:p>
          </table:table-cell>
          <table:table-cell table:formula="of:=IF([.K3]=MAX([.K$2:.K$33];[.K$37:.K$68];[.K$72:.K$103]);&quot;INC&quot;;&quot;&quot;)">
            <text:p/>
          </table:table-cell>
          <table:table-cell table:formula="of:=MAX(255*8*POWER([.$H$2];[.A3])*POWER(0.5;[.J3]);1)" office:value-type="float" office:value="1" calcext:value-type="float">
            <text:p>1</text:p>
          </table:table-cell>
          <table:table-cell table:formula="of:=COM.MICROSOFT.CONCAT(TEXT(CEILING([.M3];1);&quot;0&quot;);&quot;,&quot;)" office:value-type="string" office:string-value="1," calcext:value-type="string">
            <text:p>1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table:formula="of:=[.C4]-[.B4]" office:value-type="float" office:value="1194" calcext:value-type="float">
            <text:p>1194</text:p>
          </table:table-cell>
          <table:table-cell office:value-type="float" office:value="53.5037218724594" calcext:value-type="float">
            <text:p>53.5037218724594</text:p>
          </table:table-cell>
          <table:table-cell office:value-type="float" office:value="4844.63260676556" calcext:value-type="float">
            <text:p>4844.63260676556</text:p>
          </table:table-cell>
          <table:table-cell table:formula="of:=SQRT([.F4])" office:value-type="float" office:value="69.6033950807398" calcext:value-type="float">
            <text:p>69.603395080739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F4]*POWER(0.5;[.J4])" office:value-type="float" office:value="2.36554326502225" calcext:value-type="float">
            <text:p>2.36554326502225</text:p>
          </table:table-cell>
          <table:table-cell table:formula="of:=IF([.K4]=MAX([.K$2:.K$33];[.K$37:.K$68];[.K$72:.K$103]);&quot;INC&quot;;&quot;&quot;)">
            <text:p/>
          </table:table-cell>
          <table:table-cell table:formula="of:=MAX(255*8*POWER([.$H$2];[.A4])*POWER(0.5;[.J4]);1)" office:value-type="float" office:value="1" calcext:value-type="float">
            <text:p>1</text:p>
          </table:table-cell>
          <table:table-cell table:formula="of:=COM.MICROSOFT.CONCAT(TEXT(CEILING([.M4];1);&quot;0&quot;);&quot;,&quot;)" office:value-type="string" office:string-value="1," calcext:value-type="string">
            <text:p>1,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26" calcext:value-type="float">
            <text:p>826</text:p>
          </table:table-cell>
          <table:table-cell table:formula="of:=[.C5]-[.B5]" office:value-type="float" office:value="825" calcext:value-type="float">
            <text:p>825</text:p>
          </table:table-cell>
          <table:table-cell office:value-type="float" office:value="37.2144066350903" calcext:value-type="float">
            <text:p>37.2144066350903</text:p>
          </table:table-cell>
          <table:table-cell office:value-type="float" office:value="2053.92773816285" calcext:value-type="float">
            <text:p>2053.92773816285</text:p>
          </table:table-cell>
          <table:table-cell table:formula="of:=SQRT([.F5])" office:value-type="float" office:value="45.3202795463891" calcext:value-type="float">
            <text:p>45.3202795463891</text:p>
          </table:table-cell>
          <table:table-cell office:value-type="string" calcext:value-type="string">
            <text:p>Y bpp</text:p>
          </table:table-cell>
          <table:table-cell office:value-type="string" calcext:value-type="string">
            <text:p>Total bpp</text:p>
          </table:table-cell>
          <table:table-cell office:value-type="float" office:value="9" calcext:value-type="float">
            <text:p>9</text:p>
          </table:table-cell>
          <table:table-cell table:formula="of:=[.F5]*POWER(0.5;[.J5])" office:value-type="float" office:value="4.01157761359932" calcext:value-type="float">
            <text:p>4.01157761359932</text:p>
          </table:table-cell>
          <table:table-cell table:formula="of:=IF([.K5]=MAX([.K$2:.K$33];[.K$37:.K$68];[.K$72:.K$103]);&quot;INC&quot;;&quot;&quot;)">
            <text:p/>
          </table:table-cell>
          <table:table-cell table:formula="of:=MAX(255*8*POWER([.$H$2];[.A5])*POWER(0.5;[.J5]);1)" office:value-type="float" office:value="2.93641867461865" calcext:value-type="float">
            <text:p>2.93641867461865</text:p>
          </table:table-cell>
          <table:table-cell table:formula="of:=COM.MICROSOFT.CONCAT(TEXT(CEILING([.M5];1);&quot;0&quot;);&quot;,&quot;)" office:value-type="string" office:string-value="3," calcext:value-type="string">
            <text:p>3,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86" calcext:value-type="float">
            <text:p>686</text:p>
          </table:table-cell>
          <table:table-cell table:formula="of:=[.C6]-[.B6]" office:value-type="float" office:value="685" calcext:value-type="float">
            <text:p>685</text:p>
          </table:table-cell>
          <table:table-cell office:value-type="float" office:value="29.1013738707485" calcext:value-type="float">
            <text:p>29.1013738707485</text:p>
          </table:table-cell>
          <table:table-cell office:value-type="float" office:value="1172.9896493733" calcext:value-type="float">
            <text:p>1172.9896493733</text:p>
          </table:table-cell>
          <table:table-cell table:formula="of:=SQRT([.F6])" office:value-type="float" office:value="34.2489364706891" calcext:value-type="float">
            <text:p>34.2489364706891</text:p>
          </table:table-cell>
          <table:table-cell table:formula="of:=SUM([.J2:.J33])/64" office:value-type="float" office:value="2.703125" calcext:value-type="float">
            <text:p>2.703125</text:p>
          </table:table-cell>
          <table:table-cell table:formula="of:=(SUM([.J2:.J33])+SUM([.J37:.J68])+SUM([.J72:.J103]))/64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F6]*POWER(0.5;[.J6])" office:value-type="float" office:value="2.29099540893223" calcext:value-type="float">
            <text:p>2.29099540893223</text:p>
          </table:table-cell>
          <table:table-cell table:formula="of:=IF([.K6]=MAX([.K$2:.K$33];[.K$37:.K$68];[.K$72:.K$103]);&quot;INC&quot;;&quot;&quot;)">
            <text:p/>
          </table:table-cell>
          <table:table-cell table:formula="of:=MAX(255*8*POWER([.$H$2];[.A6])*POWER(0.5;[.J6]);1)" office:value-type="float" office:value="2.65238909900724" calcext:value-type="float">
            <text:p>2.65238909900724</text:p>
          </table:table-cell>
          <table:table-cell table:formula="of:=COM.MICROSOFT.CONCAT(TEXT(CEILING([.M6];1);&quot;0&quot;);&quot;,&quot;)" office:value-type="string" office:string-value="3," calcext:value-type="string">
            <text:p>3,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 table:formula="of:=[.C7]-[.B7]" office:value-type="float" office:value="564" calcext:value-type="float">
            <text:p>564</text:p>
          </table:table-cell>
          <table:table-cell office:value-type="float" office:value="24.044007798479" calcext:value-type="float">
            <text:p>24.044007798479</text:p>
          </table:table-cell>
          <table:table-cell office:value-type="float" office:value="753.237119689743" calcext:value-type="float">
            <text:p>753.237119689743</text:p>
          </table:table-cell>
          <table:table-cell table:formula="of:=SQRT([.F7])" office:value-type="float" office:value="27.4451656888739" calcext:value-type="float">
            <text:p>27.445165688873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7]*POWER(0.5;[.J7])" office:value-type="float" office:value="2.94233249878806" calcext:value-type="float">
            <text:p>2.94233249878806</text:p>
          </table:table-cell>
          <table:table-cell table:formula="of:=IF([.K7]=MAX([.K$2:.K$33];[.K$37:.K$68];[.K$72:.K$103]);&quot;INC&quot;;&quot;&quot;)">
            <text:p/>
          </table:table-cell>
          <table:table-cell table:formula="of:=MAX(255*8*POWER([.$H$2];[.A7])*POWER(0.5;[.J7]);1)" office:value-type="float" office:value="4.79166543472965" calcext:value-type="float">
            <text:p>4.79166543472965</text:p>
          </table:table-cell>
          <table:table-cell table:formula="of:=COM.MICROSOFT.CONCAT(TEXT(CEILING([.M7];1);&quot;0&quot;);&quot;,&quot;)" office:value-type="string" office:string-value="5," calcext:value-type="string">
            <text:p>5,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table:formula="of:=[.C8]-[.B8]" office:value-type="float" office:value="457" calcext:value-type="float">
            <text:p>457</text:p>
          </table:table-cell>
          <table:table-cell office:value-type="float" office:value="20.5182078123262" calcext:value-type="float">
            <text:p>20.5182078123262</text:p>
          </table:table-cell>
          <table:table-cell office:value-type="float" office:value="518.819397824187" calcext:value-type="float">
            <text:p>518.819397824187</text:p>
          </table:table-cell>
          <table:table-cell table:formula="of:=SQRT([.F8])" office:value-type="float" office:value="22.7776073770751" calcext:value-type="float">
            <text:p>22.777607377075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8]*POWER(0.5;[.J8])" office:value-type="float" office:value="4.05327654550146" calcext:value-type="float">
            <text:p>4.05327654550146</text:p>
          </table:table-cell>
          <table:table-cell table:formula="of:=IF([.K8]=MAX([.K$2:.K$33];[.K$37:.K$68];[.K$72:.K$103]);&quot;INC&quot;;&quot;&quot;)" office:value-type="string" office:string-value="INC" calcext:value-type="string">
            <text:p>INC</text:p>
          </table:table-cell>
          <table:table-cell table:formula="of:=MAX(255*8*POWER([.$H$2];[.A8])*POWER(0.5;[.J8]);1)" office:value-type="float" office:value="8.65636857238504" calcext:value-type="float">
            <text:p>8.65636857238504</text:p>
          </table:table-cell>
          <table:table-cell table:formula="of:=COM.MICROSOFT.CONCAT(TEXT(CEILING([.M8];1);&quot;0&quot;);&quot;,&quot;)" office:value-type="string" office:string-value="9," calcext:value-type="string">
            <text:p>9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table:formula="of:=[.C9]-[.B9]" office:value-type="float" office:value="389" calcext:value-type="float">
            <text:p>389</text:p>
          </table:table-cell>
          <table:table-cell office:value-type="float" office:value="17.8889229262291" calcext:value-type="float">
            <text:p>17.8889229262291</text:p>
          </table:table-cell>
          <table:table-cell office:value-type="float" office:value="375.240182302887" calcext:value-type="float">
            <text:p>375.240182302887</text:p>
          </table:table-cell>
          <table:table-cell table:formula="of:=SQRT([.F9])" office:value-type="float" office:value="19.3711172187586" calcext:value-type="float">
            <text:p>19.371117218758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9]*POWER(0.5;[.J9])" office:value-type="float" office:value="2.9315639242413" calcext:value-type="float">
            <text:p>2.9315639242413</text:p>
          </table:table-cell>
          <table:table-cell table:formula="of:=IF([.K9]=MAX([.K$2:.K$33];[.K$37:.K$68];[.K$72:.K$103]);&quot;INC&quot;;&quot;&quot;)">
            <text:p/>
          </table:table-cell>
          <table:table-cell table:formula="of:=MAX(255*8*POWER([.$H$2];[.A9])*POWER(0.5;[.J9]);1)" office:value-type="float" office:value="7.81906811751383" calcext:value-type="float">
            <text:p>7.81906811751383</text:p>
          </table:table-cell>
          <table:table-cell table:formula="of:=COM.MICROSOFT.CONCAT(TEXT(CEILING([.M9];1);&quot;0&quot;);&quot;,&quot;)" office:value-type="string" office:string-value="8," calcext:value-type="string">
            <text:p>8,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 table:formula="of:=[.C10]-[.B10]" office:value-type="float" office:value="373" calcext:value-type="float">
            <text:p>373</text:p>
          </table:table-cell>
          <table:table-cell office:value-type="float" office:value="15.8426203354177" calcext:value-type="float">
            <text:p>15.8426203354177</text:p>
          </table:table-cell>
          <table:table-cell office:value-type="float" office:value="281.147739274468" calcext:value-type="float">
            <text:p>281.147739274468</text:p>
          </table:table-cell>
          <table:table-cell table:formula="of:=SQRT([.F10])" office:value-type="float" office:value="16.7674607282817" calcext:value-type="float">
            <text:p>16.76746072828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10]*POWER(0.5;[.J10])" office:value-type="float" office:value="2.19646671308178" calcext:value-type="float">
            <text:p>2.19646671308178</text:p>
          </table:table-cell>
          <table:table-cell table:formula="of:=IF([.K10]=MAX([.K$2:.K$33];[.K$37:.K$68];[.K$72:.K$103]);&quot;INC&quot;;&quot;&quot;)">
            <text:p/>
          </table:table-cell>
          <table:table-cell table:formula="of:=MAX(255*8*POWER([.$H$2];[.A10])*POWER(0.5;[.J10]);1)" office:value-type="float" office:value="7.06275682638549" calcext:value-type="float">
            <text:p>7.06275682638549</text:p>
          </table:table-cell>
          <table:table-cell table:formula="of:=COM.MICROSOFT.CONCAT(TEXT(CEILING([.M10];1);&quot;0&quot;);&quot;,&quot;)" office:value-type="string" office:string-value="8," calcext:value-type="string">
            <text:p>8,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[.C11]-[.B11]" office:value-type="float" office:value="300" calcext:value-type="float">
            <text:p>300</text:p>
          </table:table-cell>
          <table:table-cell office:value-type="float" office:value="14.2008224055645" calcext:value-type="float">
            <text:p>14.2008224055645</text:p>
          </table:table-cell>
          <table:table-cell office:value-type="float" office:value="216.685057541455" calcext:value-type="float">
            <text:p>216.685057541455</text:p>
          </table:table-cell>
          <table:table-cell table:formula="of:=SQRT([.F11])" office:value-type="float" office:value="14.7202261375787" calcext:value-type="float">
            <text:p>14.72022613757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1]*POWER(0.5;[.J11])" office:value-type="float" office:value="3.38570402408523" calcext:value-type="float">
            <text:p>3.38570402408523</text:p>
          </table:table-cell>
          <table:table-cell table:formula="of:=IF([.K11]=MAX([.K$2:.K$33];[.K$37:.K$68];[.K$72:.K$103]);&quot;INC&quot;;&quot;&quot;)">
            <text:p/>
          </table:table-cell>
          <table:table-cell table:formula="of:=MAX(255*8*POWER([.$H$2];[.A11])*POWER(0.5;[.J11]);1)" office:value-type="float" office:value="12.759201797187" calcext:value-type="float">
            <text:p>12.759201797187</text:p>
          </table:table-cell>
          <table:table-cell table:formula="of:=COM.MICROSOFT.CONCAT(TEXT(CEILING([.M11];1);&quot;0&quot;);&quot;,&quot;)" office:value-type="string" office:string-value="13," calcext:value-type="string">
            <text:p>13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table:formula="of:=[.C12]-[.B12]" office:value-type="float" office:value="283" calcext:value-type="float">
            <text:p>283</text:p>
          </table:table-cell>
          <table:table-cell office:value-type="float" office:value="12.849796560423" calcext:value-type="float">
            <text:p>12.849796560423</text:p>
          </table:table-cell>
          <table:table-cell office:value-type="float" office:value="170.900839234616" calcext:value-type="float">
            <text:p>170.900839234616</text:p>
          </table:table-cell>
          <table:table-cell table:formula="of:=SQRT([.F12])" office:value-type="float" office:value="13.0729047741738" calcext:value-type="float">
            <text:p>13.072904774173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2]*POWER(0.5;[.J12])" office:value-type="float" office:value="2.67032561304088" calcext:value-type="float">
            <text:p>2.67032561304088</text:p>
          </table:table-cell>
          <table:table-cell table:formula="of:=IF([.K12]=MAX([.K$2:.K$33];[.K$37:.K$68];[.K$72:.K$103]);&quot;INC&quot;;&quot;&quot;)">
            <text:p/>
          </table:table-cell>
          <table:table-cell table:formula="of:=MAX(255*8*POWER([.$H$2];[.A12])*POWER(0.5;[.J12]);1)" office:value-type="float" office:value="11.525048540051" calcext:value-type="float">
            <text:p>11.525048540051</text:p>
          </table:table-cell>
          <table:table-cell table:formula="of:=COM.MICROSOFT.CONCAT(TEXT(CEILING([.M12];1);&quot;0&quot;);&quot;,&quot;)" office:value-type="string" office:string-value="12," calcext:value-type="string">
            <text:p>12,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table:formula="of:=[.C13]-[.B13]" office:value-type="float" office:value="251" calcext:value-type="float">
            <text:p>251</text:p>
          </table:table-cell>
          <table:table-cell office:value-type="float" office:value="11.7156959832443" calcext:value-type="float">
            <text:p>11.7156959832443</text:p>
          </table:table-cell>
          <table:table-cell office:value-type="float" office:value="137.390795170594" calcext:value-type="float">
            <text:p>137.390795170594</text:p>
          </table:table-cell>
          <table:table-cell table:formula="of:=SQRT([.F13])" office:value-type="float" office:value="11.7213819650498" calcext:value-type="float">
            <text:p>11.721381965049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13]*POWER(0.5;[.J13])" office:value-type="float" office:value="2.14673117454053" calcext:value-type="float">
            <text:p>2.14673117454053</text:p>
          </table:table-cell>
          <table:table-cell table:formula="of:=IF([.K13]=MAX([.K$2:.K$33];[.K$37:.K$68];[.K$72:.K$103]);&quot;INC&quot;;&quot;&quot;)">
            <text:p/>
          </table:table-cell>
          <table:table-cell table:formula="of:=MAX(255*8*POWER([.$H$2];[.A13])*POWER(0.5;[.J13]);1)" office:value-type="float" office:value="10.4102706393292" calcext:value-type="float">
            <text:p>10.4102706393292</text:p>
          </table:table-cell>
          <table:table-cell table:formula="of:=COM.MICROSOFT.CONCAT(TEXT(CEILING([.M13];1);&quot;0&quot;);&quot;,&quot;)" office:value-type="string" office:string-value="11," calcext:value-type="string">
            <text:p>11,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table:formula="of:=[.C14]-[.B14]" office:value-type="float" office:value="206" calcext:value-type="float">
            <text:p>206</text:p>
          </table:table-cell>
          <table:table-cell office:value-type="float" office:value="10.7481879347682" calcext:value-type="float">
            <text:p>10.7481879347682</text:p>
          </table:table-cell>
          <table:table-cell office:value-type="float" office:value="112.155972024385" calcext:value-type="float">
            <text:p>112.155972024385</text:p>
          </table:table-cell>
          <table:table-cell table:formula="of:=SQRT([.F14])" office:value-type="float" office:value="10.5903716660174" calcext:value-type="float">
            <text:p>10.590371666017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4]*POWER(0.5;[.J14])" office:value-type="float" office:value="3.50487412576203" calcext:value-type="float">
            <text:p>3.50487412576203</text:p>
          </table:table-cell>
          <table:table-cell table:formula="of:=IF([.K14]=MAX([.K$2:.K$33];[.K$37:.K$68];[.K$72:.K$103]);&quot;INC&quot;;&quot;&quot;)">
            <text:p/>
          </table:table-cell>
          <table:table-cell table:formula="of:=MAX(255*8*POWER([.$H$2];[.A14])*POWER(0.5;[.J14]);1)" office:value-type="float" office:value="18.8066426631468" calcext:value-type="float">
            <text:p>18.8066426631468</text:p>
          </table:table-cell>
          <table:table-cell table:formula="of:=COM.MICROSOFT.CONCAT(TEXT(CEILING([.M14];1);&quot;0&quot;);&quot;,&quot;)" office:value-type="string" office:string-value="19," calcext:value-type="string">
            <text:p>19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[.C15]-[.B15]" office:value-type="float" office:value="189" calcext:value-type="float">
            <text:p>189</text:p>
          </table:table-cell>
          <table:table-cell office:value-type="float" office:value="9.91426437764091" calcext:value-type="float">
            <text:p>9.91426437764091</text:p>
          </table:table-cell>
          <table:table-cell office:value-type="float" office:value="92.9252736923566" calcext:value-type="float">
            <text:p>92.9252736923566</text:p>
          </table:table-cell>
          <table:table-cell table:formula="of:=SQRT([.F15])" office:value-type="float" office:value="9.63977560383833" calcext:value-type="float">
            <text:p>9.639775603838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5]*POWER(0.5;[.J15])" office:value-type="float" office:value="2.90391480288614" calcext:value-type="float">
            <text:p>2.90391480288614</text:p>
          </table:table-cell>
          <table:table-cell table:formula="of:=IF([.K15]=MAX([.K$2:.K$33];[.K$37:.K$68];[.K$72:.K$103]);&quot;INC&quot;;&quot;&quot;)">
            <text:p/>
          </table:table-cell>
          <table:table-cell table:formula="of:=MAX(255*8*POWER([.$H$2];[.A15])*POWER(0.5;[.J15]);1)" office:value-type="float" office:value="16.9875414632871" calcext:value-type="float">
            <text:p>16.9875414632871</text:p>
          </table:table-cell>
          <table:table-cell table:formula="of:=COM.MICROSOFT.CONCAT(TEXT(CEILING([.M15];1);&quot;0&quot;);&quot;,&quot;)" office:value-type="string" office:string-value="17," calcext:value-type="string">
            <text:p>17,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table:formula="of:=[.C16]-[.B16]" office:value-type="float" office:value="172" calcext:value-type="float">
            <text:p>172</text:p>
          </table:table-cell>
          <table:table-cell office:value-type="float" office:value="9.18615173888024" calcext:value-type="float">
            <text:p>9.18615173888024</text:p>
          </table:table-cell>
          <table:table-cell office:value-type="float" office:value="77.8760164175741" calcext:value-type="float">
            <text:p>77.8760164175741</text:p>
          </table:table-cell>
          <table:table-cell table:formula="of:=SQRT([.F16])" office:value-type="float" office:value="8.82473888665122" calcext:value-type="float">
            <text:p>8.824738886651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6]*POWER(0.5;[.J16])" office:value-type="float" office:value="2.43362551304919" calcext:value-type="float">
            <text:p>2.43362551304919</text:p>
          </table:table-cell>
          <table:table-cell table:formula="of:=IF([.K16]=MAX([.K$2:.K$33];[.K$37:.K$68];[.K$72:.K$103]);&quot;INC&quot;;&quot;&quot;)">
            <text:p/>
          </table:table-cell>
          <table:table-cell table:formula="of:=MAX(255*8*POWER([.$H$2];[.A16])*POWER(0.5;[.J16]);1)" office:value-type="float" office:value="15.3443956019002" calcext:value-type="float">
            <text:p>15.3443956019002</text:p>
          </table:table-cell>
          <table:table-cell table:formula="of:=COM.MICROSOFT.CONCAT(TEXT(CEILING([.M16];1);&quot;0&quot;);&quot;,&quot;)" office:value-type="string" office:string-value="16," calcext:value-type="string">
            <text:p>16,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table:formula="of:=[.C17]-[.B17]" office:value-type="float" office:value="169" calcext:value-type="float">
            <text:p>169</text:p>
          </table:table-cell>
          <table:table-cell office:value-type="float" office:value="8.54257452487892" calcext:value-type="float">
            <text:p>8.54257452487892</text:p>
          </table:table-cell>
          <table:table-cell office:value-type="float" office:value="65.9459337614281" calcext:value-type="float">
            <text:p>65.9459337614281</text:p>
          </table:table-cell>
          <table:table-cell table:formula="of:=SQRT([.F17])" office:value-type="float" office:value="8.12071017592846" calcext:value-type="float">
            <text:p>8.1207101759284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17]*POWER(0.5;[.J17])" office:value-type="float" office:value="2.06081043004463" calcext:value-type="float">
            <text:p>2.06081043004463</text:p>
          </table:table-cell>
          <table:table-cell table:formula="of:=IF([.K17]=MAX([.K$2:.K$33];[.K$37:.K$68];[.K$72:.K$103]);&quot;INC&quot;;&quot;&quot;)">
            <text:p/>
          </table:table-cell>
          <table:table-cell table:formula="of:=MAX(255*8*POWER([.$H$2];[.A17])*POWER(0.5;[.J17]);1)" office:value-type="float" office:value="13.8601855304644" calcext:value-type="float">
            <text:p>13.8601855304644</text:p>
          </table:table-cell>
          <table:table-cell table:formula="of:=COM.MICROSOFT.CONCAT(TEXT(CEILING([.M17];1);&quot;0&quot;);&quot;,&quot;)" office:value-type="string" office:string-value="14," calcext:value-type="string">
            <text:p>14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formula="of:=[.C18]-[.B18]" office:value-type="float" office:value="179" calcext:value-type="float">
            <text:p>179</text:p>
          </table:table-cell>
          <table:table-cell office:value-type="float" office:value="7.9699676999718" calcext:value-type="float">
            <text:p>7.9699676999718</text:p>
          </table:table-cell>
          <table:table-cell office:value-type="float" office:value="56.3353591922793" calcext:value-type="float">
            <text:p>56.3353591922793</text:p>
          </table:table-cell>
          <table:table-cell table:formula="of:=SQRT([.F18])" office:value-type="float" office:value="7.50568845558349" calcext:value-type="float">
            <text:p>7.5056884555834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18]*POWER(0.5;[.J18])" office:value-type="float" office:value="3.52095994951746" calcext:value-type="float">
            <text:p>3.52095994951746</text:p>
          </table:table-cell>
          <table:table-cell table:formula="of:=IF([.K18]=MAX([.K$2:.K$33];[.K$37:.K$68];[.K$72:.K$103]);&quot;INC&quot;;&quot;&quot;)">
            <text:p/>
          </table:table-cell>
          <table:table-cell table:formula="of:=MAX(255*8*POWER([.$H$2];[.A18])*POWER(0.5;[.J18]);1)" office:value-type="float" office:value="25.0390758845013" calcext:value-type="float">
            <text:p>25.0390758845013</text:p>
          </table:table-cell>
          <table:table-cell table:formula="of:=COM.MICROSOFT.CONCAT(TEXT(CEILING([.M18];1);&quot;0&quot;);&quot;,&quot;)" office:value-type="string" office:string-value="26," calcext:value-type="string">
            <text:p>26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[.C19]-[.B19]" office:value-type="float" office:value="147" calcext:value-type="float">
            <text:p>147</text:p>
          </table:table-cell>
          <table:table-cell office:value-type="float" office:value="7.45470106947067" calcext:value-type="float">
            <text:p>7.45470106947067</text:p>
          </table:table-cell>
          <table:table-cell office:value-type="float" office:value="48.4368336883129" calcext:value-type="float">
            <text:p>48.4368336883129</text:p>
          </table:table-cell>
          <table:table-cell table:formula="of:=SQRT([.F19])" office:value-type="float" office:value="6.95965758412818" calcext:value-type="float">
            <text:p>6.959657584128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19]*POWER(0.5;[.J19])" office:value-type="float" office:value="3.02730210551956" calcext:value-type="float">
            <text:p>3.02730210551956</text:p>
          </table:table-cell>
          <table:table-cell table:formula="of:=IF([.K19]=MAX([.K$2:.K$33];[.K$37:.K$68];[.K$72:.K$103]);&quot;INC&quot;;&quot;&quot;)">
            <text:p/>
          </table:table-cell>
          <table:table-cell table:formula="of:=MAX(255*8*POWER([.$H$2];[.A19])*POWER(0.5;[.J19]);1)" office:value-type="float" office:value="22.617133074149" calcext:value-type="float">
            <text:p>22.617133074149</text:p>
          </table:table-cell>
          <table:table-cell table:formula="of:=COM.MICROSOFT.CONCAT(TEXT(CEILING([.M19];1);&quot;0&quot;);&quot;,&quot;)" office:value-type="string" office:string-value="23," calcext:value-type="string">
            <text:p>23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formula="of:=[.C20]-[.B20]" office:value-type="float" office:value="147" calcext:value-type="float">
            <text:p>147</text:p>
          </table:table-cell>
          <table:table-cell office:value-type="float" office:value="6.98856932945469" calcext:value-type="float">
            <text:p>6.98856932945469</text:p>
          </table:table-cell>
          <table:table-cell office:value-type="float" office:value="41.925891589094" calcext:value-type="float">
            <text:p>41.925891589094</text:p>
          </table:table-cell>
          <table:table-cell table:formula="of:=SQRT([.F20])" office:value-type="float" office:value="6.4750205859977" calcext:value-type="float">
            <text:p>6.47502058599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0]*POWER(0.5;[.J20])" office:value-type="float" office:value="2.62036822431838" calcext:value-type="float">
            <text:p>2.62036822431838</text:p>
          </table:table-cell>
          <table:table-cell table:formula="of:=IF([.K20]=MAX([.K$2:.K$33];[.K$37:.K$68];[.K$72:.K$103]);&quot;INC&quot;;&quot;&quot;)">
            <text:p/>
          </table:table-cell>
          <table:table-cell table:formula="of:=MAX(255*8*POWER([.$H$2];[.A20])*POWER(0.5;[.J20]);1)" office:value-type="float" office:value="20.4294563766386" calcext:value-type="float">
            <text:p>20.4294563766386</text:p>
          </table:table-cell>
          <table:table-cell table:formula="of:=COM.MICROSOFT.CONCAT(TEXT(CEILING([.M20];1);&quot;0&quot;);&quot;,&quot;)" office:value-type="string" office:string-value="21," calcext:value-type="string">
            <text:p>21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formula="of:=[.C21]-[.B21]" office:value-type="float" office:value="131" calcext:value-type="float">
            <text:p>131</text:p>
          </table:table-cell>
          <table:table-cell office:value-type="float" office:value="6.56265634318742" calcext:value-type="float">
            <text:p>6.56265634318742</text:p>
          </table:table-cell>
          <table:table-cell office:value-type="float" office:value="36.4751772230096" calcext:value-type="float">
            <text:p>36.4751772230096</text:p>
          </table:table-cell>
          <table:table-cell table:formula="of:=SQRT([.F21])" office:value-type="float" office:value="6.03946828975942" calcext:value-type="float">
            <text:p>6.039468289759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1]*POWER(0.5;[.J21])" office:value-type="float" office:value="2.2796985764381" calcext:value-type="float">
            <text:p>2.2796985764381</text:p>
          </table:table-cell>
          <table:table-cell table:formula="of:=IF([.K21]=MAX([.K$2:.K$33];[.K$37:.K$68];[.K$72:.K$103]);&quot;INC&quot;;&quot;&quot;)">
            <text:p/>
          </table:table-cell>
          <table:table-cell table:formula="of:=MAX(255*8*POWER([.$H$2];[.A21])*POWER(0.5;[.J21]);1)" office:value-type="float" office:value="18.4533860448485" calcext:value-type="float">
            <text:p>18.4533860448485</text:p>
          </table:table-cell>
          <table:table-cell table:formula="of:=COM.MICROSOFT.CONCAT(TEXT(CEILING([.M21];1);&quot;0&quot;);&quot;,&quot;)" office:value-type="string" office:string-value="19," calcext:value-type="string">
            <text:p>19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formula="of:=[.C22]-[.B22]" office:value-type="float" office:value="133" calcext:value-type="float">
            <text:p>133</text:p>
          </table:table-cell>
          <table:table-cell office:value-type="float" office:value="6.17152954751147" calcext:value-type="float">
            <text:p>6.17152954751147</text:p>
          </table:table-cell>
          <table:table-cell office:value-type="float" office:value="31.8461765285566" calcext:value-type="float">
            <text:p>31.8461765285566</text:p>
          </table:table-cell>
          <table:table-cell table:formula="of:=SQRT([.F22])" office:value-type="float" office:value="5.64324166845233" calcext:value-type="float">
            <text:p>5.6432416684523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2]*POWER(0.5;[.J22])" office:value-type="float" office:value="3.98077206606958" calcext:value-type="float">
            <text:p>3.98077206606958</text:p>
          </table:table-cell>
          <table:table-cell table:formula="of:=IF([.K22]=MAX([.K$2:.K$33];[.K$37:.K$68];[.K$72:.K$103]);&quot;INC&quot;;&quot;&quot;)">
            <text:p/>
          </table:table-cell>
          <table:table-cell table:formula="of:=MAX(255*8*POWER([.$H$2];[.A22])*POWER(0.5;[.J22]);1)" office:value-type="float" office:value="33.3369082605258" calcext:value-type="float">
            <text:p>33.3369082605258</text:p>
          </table:table-cell>
          <table:table-cell table:formula="of:=COM.MICROSOFT.CONCAT(TEXT(CEILING([.M22];1);&quot;0&quot;);&quot;,&quot;)" office:value-type="string" office:string-value="34," calcext:value-type="string">
            <text:p>34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formula="of:=[.C23]-[.B23]" office:value-type="float" office:value="107" calcext:value-type="float">
            <text:p>107</text:p>
          </table:table-cell>
          <table:table-cell office:value-type="float" office:value="5.81049949615109" calcext:value-type="float">
            <text:p>5.81049949615109</text:p>
          </table:table-cell>
          <table:table-cell office:value-type="float" office:value="27.8910236991453" calcext:value-type="float">
            <text:p>27.8910236991453</text:p>
          </table:table-cell>
          <table:table-cell table:formula="of:=SQRT([.F23])" office:value-type="float" office:value="5.28119529075997" calcext:value-type="float">
            <text:p>5.281195290759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3]*POWER(0.5;[.J23])" office:value-type="float" office:value="3.48637796239316" calcext:value-type="float">
            <text:p>3.48637796239316</text:p>
          </table:table-cell>
          <table:table-cell table:formula="of:=IF([.K23]=MAX([.K$2:.K$33];[.K$37:.K$68];[.K$72:.K$103]);&quot;INC&quot;;&quot;&quot;)">
            <text:p/>
          </table:table-cell>
          <table:table-cell table:formula="of:=MAX(255*8*POWER([.$H$2];[.A23])*POWER(0.5;[.J23]);1)" office:value-type="float" office:value="30.1123449558181" calcext:value-type="float">
            <text:p>30.1123449558181</text:p>
          </table:table-cell>
          <table:table-cell table:formula="of:=COM.MICROSOFT.CONCAT(TEXT(CEILING([.M23];1);&quot;0&quot;);&quot;,&quot;)" office:value-type="string" office:string-value="31," calcext:value-type="string">
            <text:p>31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C24]-[.B24]" office:value-type="float" office:value="102" calcext:value-type="float">
            <text:p>102</text:p>
          </table:table-cell>
          <table:table-cell office:value-type="float" office:value="5.47494120076099" calcext:value-type="float">
            <text:p>5.47494120076099</text:p>
          </table:table-cell>
          <table:table-cell office:value-type="float" office:value="24.5017939480865" calcext:value-type="float">
            <text:p>24.5017939480865</text:p>
          </table:table-cell>
          <table:table-cell table:formula="of:=SQRT([.F24])" office:value-type="float" office:value="4.94992868111112" calcext:value-type="float">
            <text:p>4.949928681111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4]*POWER(0.5;[.J24])" office:value-type="float" office:value="3.06272424351081" calcext:value-type="float">
            <text:p>3.06272424351081</text:p>
          </table:table-cell>
          <table:table-cell table:formula="of:=IF([.K24]=MAX([.K$2:.K$33];[.K$37:.K$68];[.K$72:.K$103]);&quot;INC&quot;;&quot;&quot;)">
            <text:p/>
          </table:table-cell>
          <table:table-cell table:formula="of:=MAX(255*8*POWER([.$H$2];[.A24])*POWER(0.5;[.J24]);1)" office:value-type="float" office:value="27.1996824556124" calcext:value-type="float">
            <text:p>27.1996824556124</text:p>
          </table:table-cell>
          <table:table-cell table:formula="of:=COM.MICROSOFT.CONCAT(TEXT(CEILING([.M24];1);&quot;0&quot;);&quot;,&quot;)" office:value-type="string" office:string-value="28," calcext:value-type="string">
            <text:p>28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[.C25]-[.B25]" office:value-type="float" office:value="98" calcext:value-type="float">
            <text:p>98</text:p>
          </table:table-cell>
          <table:table-cell office:value-type="float" office:value="5.1626533414682" calcext:value-type="float">
            <text:p>5.1626533414682</text:p>
          </table:table-cell>
          <table:table-cell office:value-type="float" office:value="21.565734506665" calcext:value-type="float">
            <text:p>21.565734506665</text:p>
          </table:table-cell>
          <table:table-cell table:formula="of:=SQRT([.F25])" office:value-type="float" office:value="4.64389217216173" calcext:value-type="float">
            <text:p>4.6438921721617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5]*POWER(0.5;[.J25])" office:value-type="float" office:value="2.69571681333313" calcext:value-type="float">
            <text:p>2.69571681333313</text:p>
          </table:table-cell>
          <table:table-cell table:formula="of:=IF([.K25]=MAX([.K$2:.K$33];[.K$37:.K$68];[.K$72:.K$103]);&quot;INC&quot;;&quot;&quot;)">
            <text:p/>
          </table:table-cell>
          <table:table-cell table:formula="of:=MAX(255*8*POWER([.$H$2];[.A25])*POWER(0.5;[.J25]);1)" office:value-type="float" office:value="24.5687516788095" calcext:value-type="float">
            <text:p>24.5687516788095</text:p>
          </table:table-cell>
          <table:table-cell table:formula="of:=COM.MICROSOFT.CONCAT(TEXT(CEILING([.M25];1);&quot;0&quot;);&quot;,&quot;)" office:value-type="string" office:string-value="25," calcext:value-type="string">
            <text:p>25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formula="of:=[.C26]-[.B26]" office:value-type="float" office:value="89" calcext:value-type="float">
            <text:p>89</text:p>
          </table:table-cell>
          <table:table-cell office:value-type="float" office:value="4.87135913383255" calcext:value-type="float">
            <text:p>4.87135913383255</text:p>
          </table:table-cell>
          <table:table-cell office:value-type="float" office:value="19.0155226299456" calcext:value-type="float">
            <text:p>19.0155226299456</text:p>
          </table:table-cell>
          <table:table-cell table:formula="of:=SQRT([.F26])" office:value-type="float" office:value="4.36067914778714" calcext:value-type="float">
            <text:p>4.360679147787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6]*POWER(0.5;[.J26])" office:value-type="float" office:value="2.3769403287432" calcext:value-type="float">
            <text:p>2.3769403287432</text:p>
          </table:table-cell>
          <table:table-cell table:formula="of:=IF([.K26]=MAX([.K$2:.K$33];[.K$37:.K$68];[.K$72:.K$103]);&quot;INC&quot;;&quot;&quot;)">
            <text:p/>
          </table:table-cell>
          <table:table-cell table:formula="of:=MAX(255*8*POWER([.$H$2];[.A26])*POWER(0.5;[.J26]);1)" office:value-type="float" office:value="22.1923016947007" calcext:value-type="float">
            <text:p>22.1923016947007</text:p>
          </table:table-cell>
          <table:table-cell table:formula="of:=COM.MICROSOFT.CONCAT(TEXT(CEILING([.M26];1);&quot;0&quot;);&quot;,&quot;)" office:value-type="string" office:string-value="23," calcext:value-type="string">
            <text:p>23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C27]-[.B27]" office:value-type="float" office:value="95" calcext:value-type="float">
            <text:p>95</text:p>
          </table:table-cell>
          <table:table-cell office:value-type="float" office:value="4.5982008678919" calcext:value-type="float">
            <text:p>4.5982008678919</text:p>
          </table:table-cell>
          <table:table-cell office:value-type="float" office:value="16.7729497343868" calcext:value-type="float">
            <text:p>16.7729497343868</text:p>
          </table:table-cell>
          <table:table-cell table:formula="of:=SQRT([.F27])" office:value-type="float" office:value="4.09547918251171" calcext:value-type="float">
            <text:p>4.095479182511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7]*POWER(0.5;[.J27])" office:value-type="float" office:value="2.09661871679835" calcext:value-type="float">
            <text:p>2.09661871679835</text:p>
          </table:table-cell>
          <table:table-cell table:formula="of:=IF([.K27]=MAX([.K$2:.K$33];[.K$37:.K$68];[.K$72:.K$103]);&quot;INC&quot;;&quot;&quot;)">
            <text:p/>
          </table:table-cell>
          <table:table-cell table:formula="of:=MAX(255*8*POWER([.$H$2];[.A27])*POWER(0.5;[.J27]);1)" office:value-type="float" office:value="20.0457174604191" calcext:value-type="float">
            <text:p>20.0457174604191</text:p>
          </table:table-cell>
          <table:table-cell table:formula="of:=COM.MICROSOFT.CONCAT(TEXT(CEILING([.M27];1);&quot;0&quot;);&quot;,&quot;)" office:value-type="string" office:string-value="21," calcext:value-type="string">
            <text:p>21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C28]-[.B28]" office:value-type="float" office:value="88" calcext:value-type="float">
            <text:p>88</text:p>
          </table:table-cell>
          <table:table-cell office:value-type="float" office:value="4.34365126521074" calcext:value-type="float">
            <text:p>4.34365126521074</text:p>
          </table:table-cell>
          <table:table-cell office:value-type="float" office:value="14.8077163462738" calcext:value-type="float">
            <text:p>14.8077163462738</text:p>
          </table:table-cell>
          <table:table-cell table:formula="of:=SQRT([.F28])" office:value-type="float" office:value="3.84807956600092" calcext:value-type="float">
            <text:p>3.848079566000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*POWER(0.5;[.J28])" office:value-type="float" office:value="3.70192908656845" calcext:value-type="float">
            <text:p>3.70192908656845</text:p>
          </table:table-cell>
          <table:table-cell table:formula="of:=IF([.K28]=MAX([.K$2:.K$33];[.K$37:.K$68];[.K$72:.K$103]);&quot;INC&quot;;&quot;&quot;)">
            <text:p/>
          </table:table-cell>
          <table:table-cell table:formula="of:=MAX(255*8*POWER([.$H$2];[.A28])*POWER(0.5;[.J28]);1)" office:value-type="float" office:value="36.2135297213363" calcext:value-type="float">
            <text:p>36.2135297213363</text:p>
          </table:table-cell>
          <table:table-cell table:formula="of:=COM.MICROSOFT.CONCAT(TEXT(CEILING([.M28];1);&quot;0&quot;);&quot;,&quot;)" office:value-type="string" office:string-value="37," calcext:value-type="string">
            <text:p>37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C29]-[.B29]" office:value-type="float" office:value="77" calcext:value-type="float">
            <text:p>77</text:p>
          </table:table-cell>
          <table:table-cell office:value-type="float" office:value="4.10511928832568" calcext:value-type="float">
            <text:p>4.10511928832568</text:p>
          </table:table-cell>
          <table:table-cell office:value-type="float" office:value="13.0709717132486" calcext:value-type="float">
            <text:p>13.0709717132486</text:p>
          </table:table-cell>
          <table:table-cell table:formula="of:=SQRT([.F29])" office:value-type="float" office:value="3.61537988505338" calcext:value-type="float">
            <text:p>3.615379885053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9]*POWER(0.5;[.J29])" office:value-type="float" office:value="3.26774292831215" calcext:value-type="float">
            <text:p>3.26774292831215</text:p>
          </table:table-cell>
          <table:table-cell table:formula="of:=IF([.K29]=MAX([.K$2:.K$33];[.K$37:.K$68];[.K$72:.K$103]);&quot;INC&quot;;&quot;&quot;)">
            <text:p/>
          </table:table-cell>
          <table:table-cell table:formula="of:=MAX(255*8*POWER([.$H$2];[.A29])*POWER(0.5;[.J29]);1)" office:value-type="float" office:value="32.7107208177394" calcext:value-type="float">
            <text:p>32.7107208177394</text:p>
          </table:table-cell>
          <table:table-cell table:formula="of:=COM.MICROSOFT.CONCAT(TEXT(CEILING([.M29];1);&quot;0&quot;);&quot;,&quot;)" office:value-type="string" office:string-value="33," calcext:value-type="string">
            <text:p>33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C30]-[.B30]" office:value-type="float" office:value="85" calcext:value-type="float">
            <text:p>85</text:p>
          </table:table-cell>
          <table:table-cell office:value-type="float" office:value="3.88326469587782" calcext:value-type="float">
            <text:p>3.88326469587782</text:p>
          </table:table-cell>
          <table:table-cell office:value-type="float" office:value="11.5415673988584" calcext:value-type="float">
            <text:p>11.5415673988584</text:p>
          </table:table-cell>
          <table:table-cell table:formula="of:=SQRT([.F30])" office:value-type="float" office:value="3.3972882419451" calcext:value-type="float">
            <text:p>3.39728824194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0]*POWER(0.5;[.J30])" office:value-type="float" office:value="2.8853918497146" calcext:value-type="float">
            <text:p>2.8853918497146</text:p>
          </table:table-cell>
          <table:table-cell table:formula="of:=IF([.K30]=MAX([.K$2:.K$33];[.K$37:.K$68];[.K$72:.K$103]);&quot;INC&quot;;&quot;&quot;)">
            <text:p/>
          </table:table-cell>
          <table:table-cell table:formula="of:=MAX(255*8*POWER([.$H$2];[.A30])*POWER(0.5;[.J30]);1)" office:value-type="float" office:value="29.5467264486419" calcext:value-type="float">
            <text:p>29.5467264486419</text:p>
          </table:table-cell>
          <table:table-cell table:formula="of:=COM.MICROSOFT.CONCAT(TEXT(CEILING([.M30];1);&quot;0&quot;);&quot;,&quot;)" office:value-type="string" office:string-value="30," calcext:value-type="string">
            <text:p>30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table:formula="of:=[.C31]-[.B31]" office:value-type="float" office:value="70" calcext:value-type="float">
            <text:p>70</text:p>
          </table:table-cell>
          <table:table-cell office:value-type="float" office:value="3.67512671559583" calcext:value-type="float">
            <text:p>3.67512671559583</text:p>
          </table:table-cell>
          <table:table-cell office:value-type="float" office:value="10.181296913059" calcext:value-type="float">
            <text:p>10.181296913059</text:p>
          </table:table-cell>
          <table:table-cell table:formula="of:=SQRT([.F31])" office:value-type="float" office:value="3.19081445920301" calcext:value-type="float">
            <text:p>3.190814459203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1]*POWER(0.5;[.J31])" office:value-type="float" office:value="2.54532422826475" calcext:value-type="float">
            <text:p>2.54532422826475</text:p>
          </table:table-cell>
          <table:table-cell table:formula="of:=IF([.K31]=MAX([.K$2:.K$33];[.K$37:.K$68];[.K$72:.K$103]);&quot;INC&quot;;&quot;&quot;)">
            <text:p/>
          </table:table-cell>
          <table:table-cell table:formula="of:=MAX(255*8*POWER([.$H$2];[.A31])*POWER(0.5;[.J31]);1)" office:value-type="float" office:value="26.6887742613558" calcext:value-type="float">
            <text:p>26.6887742613558</text:p>
          </table:table-cell>
          <table:table-cell table:formula="of:=COM.MICROSOFT.CONCAT(TEXT(CEILING([.M31];1);&quot;0&quot;);&quot;,&quot;)" office:value-type="string" office:string-value="27," calcext:value-type="string">
            <text:p>27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table:formula="of:=[.C32]-[.B32]" office:value-type="float" office:value="68" calcext:value-type="float">
            <text:p>68</text:p>
          </table:table-cell>
          <table:table-cell office:value-type="float" office:value="3.48108083992846" calcext:value-type="float">
            <text:p>3.48108083992846</text:p>
          </table:table-cell>
          <table:table-cell office:value-type="float" office:value="8.98377672266684" calcext:value-type="float">
            <text:p>8.98377672266684</text:p>
          </table:table-cell>
          <table:table-cell table:formula="of:=SQRT([.F32])" office:value-type="float" office:value="2.99729490085091" calcext:value-type="float">
            <text:p>2.997294900850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32]*POWER(0.5;[.J32])" office:value-type="float" office:value="2.24594418066671" calcext:value-type="float">
            <text:p>2.24594418066671</text:p>
          </table:table-cell>
          <table:table-cell table:formula="of:=IF([.K32]=MAX([.K$2:.K$33];[.K$37:.K$68];[.K$72:.K$103]);&quot;INC&quot;;&quot;&quot;)">
            <text:p/>
          </table:table-cell>
          <table:table-cell table:formula="of:=MAX(255*8*POWER([.$H$2];[.A32])*POWER(0.5;[.J32]);1)" office:value-type="float" office:value="24.1072618589985" calcext:value-type="float">
            <text:p>24.1072618589985</text:p>
          </table:table-cell>
          <table:table-cell table:formula="of:=COM.MICROSOFT.CONCAT(TEXT(CEILING([.M32];1);&quot;0&quot;);&quot;,&quot;)" office:value-type="string" office:string-value="25," calcext:value-type="string">
            <text:p>25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[.C33]-[.B33]" office:value-type="float" office:value="72" calcext:value-type="float">
            <text:p>72</text:p>
          </table:table-cell>
          <table:table-cell office:value-type="float" office:value="3.29956439049854" calcext:value-type="float">
            <text:p>3.29956439049854</text:p>
          </table:table-cell>
          <table:table-cell office:value-type="float" office:value="7.91893798608267" calcext:value-type="float">
            <text:p>7.91893798608267</text:p>
          </table:table-cell>
          <table:table-cell table:formula="of:=SQRT([.F33])" office:value-type="float" office:value="2.81406076446168" calcext:value-type="float">
            <text:p>2.814060764461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33]*POWER(0.5;[.J33])" office:value-type="float" office:value="3.95946899304134" calcext:value-type="float">
            <text:p>3.95946899304134</text:p>
          </table:table-cell>
          <table:table-cell table:formula="of:=IF([.K33]=MAX([.K$2:.K$33];[.K$37:.K$68];[.K$72:.K$103]);&quot;INC&quot;;&quot;&quot;)">
            <text:p/>
          </table:table-cell>
          <table:table-cell table:formula="of:=MAX(255*8*POWER([.$H$2];[.A33])*POWER(0.5;[.J33]);1)" office:value-type="float" office:value="43.5509003633649" calcext:value-type="float">
            <text:p>43.5509003633649</text:p>
          </table:table-cell>
          <table:table-cell table:formula="of:=COM.MICROSOFT.CONCAT(TEXT(CEILING([.M33];1);&quot;0&quot;);&quot;,&quot;)" office:value-type="string" office:string-value="44," calcext:value-type="string">
            <text:p>44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};</text:p>
          </table:table-cell>
          <table:table-cell table:number-columns-repeated="6"/>
        </table:table-row>
        <table:table-row table:style-name="ro2">
          <table:table-cell table:number-columns-repeated="20"/>
        </table:table-row>
        <table:table-row table:style-name="ro1">
          <table:table-cell office:value-type="string" calcext:value-type="string">
            <text:p>U Index</text:p>
          </table:table-cell>
          <table:table-cell office:value-type="string" calcext:value-type="string">
            <text:p>U min</text:p>
          </table:table-cell>
          <table:table-cell office:value-type="string" calcext:value-type="string">
            <text:p>U max</text:p>
          </table:table-cell>
          <table:table-cell office:value-type="string" calcext:value-type="string">
            <text:p>U range</text:p>
          </table:table-cell>
          <table:table-cell office:value-type="string" calcext:value-type="string">
            <text:p>U mean</text:p>
          </table:table-cell>
          <table:table-cell office:value-type="string" calcext:value-type="string">
            <text:p>U variance</text:p>
          </table:table-cell>
          <table:table-cell office:value-type="string" calcext:value-type="string">
            <text:p>U std dev</text:p>
          </table:table-cell>
          <table:table-cell office:value-type="string" calcext:value-type="string">
            <text:p>U decay</text:p>
          </table:table-cell>
          <table:table-cell office:value-type="string" calcext:value-type="string">
            <text:p>U base</text:p>
          </table:table-cell>
          <table:table-cell office:value-type="string" calcext:value-type="string">
            <text:p>U bit allocation</text:p>
          </table:table-cell>
          <table:table-cell office:value-type="string" calcext:value-type="string">
            <text:p>Scaled variance</text:p>
          </table:table-cell>
          <table:table-cell table:number-columns-repeated="2"/>
          <table:table-cell table:style-name="ce8" office:value-type="string" calcext:value-type="string">
            <text:p><text:span text:style-name="T1">static</text:span><text:span text:style-name="T2"> </text:span><text:span text:style-name="T1">double</text:span><text:span text:style-name="T2"> s_quantU[32] = {</text:span></text:p>
          </table:table-cell>
          <table:table-cell/>
          <table:table-cell table:number-columns-repeated="5" office:value-type="string" calcext:value-type="string">
            <text:p>U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777" calcext:value-type="float">
            <text:p>1777</text:p>
          </table:table-cell>
          <table:table-cell table:formula="of:=[.C37]-[.B37]" office:value-type="float" office:value="1777" calcext:value-type="float">
            <text:p>1777</text:p>
          </table:table-cell>
          <table:table-cell office:value-type="float" office:value="257.629360586228" calcext:value-type="float">
            <text:p>257.629360586228</text:p>
          </table:table-cell>
          <table:table-cell office:value-type="float" office:value="52077.849444871" calcext:value-type="float">
            <text:p>52077.849444871</text:p>
          </table:table-cell>
          <table:table-cell table:formula="of:=SQRT([.F37])" office:value-type="float" office:value="228.205717379892" calcext:value-type="float">
            <text:p>228.205717379892</text:p>
          </table:table-cell>
          <table:table-cell table:number-matrix-columns-spanned="2" table:number-matrix-rows-spanned="1" table:formula="of:=LOGEST([.D37:.D68];[.A37:.A68];1)" office:value-type="float" office:value="0.896203505769308" calcext:value-type="float">
            <text:p>0.896203505769308</text:p>
          </table:table-cell>
          <table:table-cell office:value-type="float" office:value="251.646404385933" calcext:value-type="float">
            <text:p>251.646404385933</text:p>
          </table:table-cell>
          <table:table-cell office:value-type="float" office:value="14" calcext:value-type="float">
            <text:p>14</text:p>
          </table:table-cell>
          <table:table-cell table:formula="of:=[.F37]*POWER(0.5;[.J37])" office:value-type="float" office:value="3.17857967803168" calcext:value-type="float">
            <text:p>3.17857967803168</text:p>
          </table:table-cell>
          <table:table-cell table:formula="of:=IF([.K37]=MAX([.K$2:.K$33];[.K$37:.K$68];[.K$72:.K$103]);&quot;INC&quot;;&quot;&quot;)">
            <text:p/>
          </table:table-cell>
          <table:table-cell table:formula="of:=MAX(255*8*POWER([.$H$37];[.A37])*POWER(0.5;[.J37]);8)" office:value-type="float" office:value="8" calcext:value-type="float">
            <text:p>8</text:p>
          </table:table-cell>
          <table:table-cell table:formula="of:=COM.MICROSOFT.CONCAT(TEXT(CEILING([.M37];1);&quot;0&quot;);&quot;,&quot;)" office:value-type="string" office:string-value="8," calcext:value-type="string">
            <text:p>8,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 table:formula="of:=[.C38]-[.B38]" office:value-type="float" office:value="598" calcext:value-type="float">
            <text:p>598</text:p>
          </table:table-cell>
          <table:table-cell office:value-type="float" office:value="18.6488423077431" calcext:value-type="float">
            <text:p>18.6488423077431</text:p>
          </table:table-cell>
          <table:table-cell office:value-type="float" office:value="817.230961962173" calcext:value-type="float">
            <text:p>817.230961962173</text:p>
          </table:table-cell>
          <table:table-cell table:formula="of:=SQRT([.F38])" office:value-type="float" office:value="28.5872517385315" calcext:value-type="float">
            <text:p>28.58725173853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38]*POWER(0.5;[.J38])" office:value-type="float" office:value="3.19230844516474" calcext:value-type="float">
            <text:p>3.19230844516474</text:p>
          </table:table-cell>
          <table:table-cell table:formula="of:=IF([.K38]=MAX([.K$2:.K$33];[.K$37:.K$68];[.K$72:.K$103]);&quot;INC&quot;;&quot;&quot;)">
            <text:p/>
          </table:table-cell>
          <table:table-cell table:formula="of:=MAX(255*8*POWER([.$H$37];[.A38])*POWER(0.5;[.J38]);1)" office:value-type="float" office:value="7.14162168659917" calcext:value-type="float">
            <text:p>7.14162168659917</text:p>
          </table:table-cell>
          <table:table-cell table:formula="of:=COM.MICROSOFT.CONCAT(TEXT(CEILING([.M38];1);&quot;0&quot;);&quot;,&quot;)" office:value-type="string" office:string-value="8," calcext:value-type="string">
            <text:p>8,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table:formula="of:=[.C39]-[.B39]" office:value-type="float" office:value="306" calcext:value-type="float">
            <text:p>306</text:p>
          </table:table-cell>
          <table:table-cell office:value-type="float" office:value="7.33194907251462" calcext:value-type="float">
            <text:p>7.33194907251462</text:p>
          </table:table-cell>
          <table:table-cell office:value-type="float" office:value="108.460079765957" calcext:value-type="float">
            <text:p>108.460079765957</text:p>
          </table:table-cell>
          <table:table-cell table:formula="of:=SQRT([.F39])" office:value-type="float" office:value="10.4144169191538" calcext:value-type="float">
            <text:p>10.41441691915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39]*POWER(0.5;[.J39])" office:value-type="float" office:value="3.38937749268616" calcext:value-type="float">
            <text:p>3.38937749268616</text:p>
          </table:table-cell>
          <table:table-cell table:formula="of:=IF([.K39]=MAX([.K$2:.K$33];[.K$37:.K$68];[.K$72:.K$103]);&quot;INC&quot;;&quot;&quot;)">
            <text:p/>
          </table:table-cell>
          <table:table-cell table:formula="of:=MAX(255*8*POWER([.$H$37];[.A39])*POWER(0.5;[.J39]);1)" office:value-type="float" office:value="51.2027711392663" calcext:value-type="float">
            <text:p>51.2027711392663</text:p>
          </table:table-cell>
          <table:table-cell table:formula="of:=COM.MICROSOFT.CONCAT(TEXT(CEILING([.M39];1);&quot;0&quot;);&quot;,&quot;)" office:value-type="string" office:string-value="52," calcext:value-type="string">
            <text:p>52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table:formula="of:=[.C40]-[.B40]" office:value-type="float" office:value="189" calcext:value-type="float">
            <text:p>189</text:p>
          </table:table-cell>
          <table:table-cell office:value-type="float" office:value="5.32704565734018" calcext:value-type="float">
            <text:p>5.32704565734018</text:p>
          </table:table-cell>
          <table:table-cell office:value-type="float" office:value="49.6660006852308" calcext:value-type="float">
            <text:p>49.6660006852308</text:p>
          </table:table-cell>
          <table:table-cell table:formula="of:=SQRT([.F40])" office:value-type="float" office:value="7.04741092070207" calcext:value-type="float">
            <text:p>7.04741092070207</text:p>
          </table:table-cell>
          <table:table-cell office:value-type="string" calcext:value-type="string">
            <text:p>U bpp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40]*POWER(0.5;[.J40])" office:value-type="float" office:value="3.10412504282693" calcext:value-type="float">
            <text:p>3.10412504282693</text:p>
          </table:table-cell>
          <table:table-cell table:formula="of:=IF([.K40]=MAX([.K$2:.K$33];[.K$37:.K$68];[.K$72:.K$103]);&quot;INC&quot;;&quot;&quot;)">
            <text:p/>
          </table:table-cell>
          <table:table-cell table:formula="of:=MAX(255*8*POWER([.$H$37];[.A40])*POWER(0.5;[.J40]);1)" office:value-type="float" office:value="91.7762060002281" calcext:value-type="float">
            <text:p>91.7762060002281</text:p>
          </table:table-cell>
          <table:table-cell table:formula="of:=COM.MICROSOFT.CONCAT(TEXT(CEILING([.M40];1);&quot;0&quot;);&quot;,&quot;)" office:value-type="string" office:string-value="92," calcext:value-type="string">
            <text:p>92,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table:formula="of:=[.C41]-[.B41]" office:value-type="float" office:value="154" calcext:value-type="float">
            <text:p>154</text:p>
          </table:table-cell>
          <table:table-cell office:value-type="float" office:value="4.28785814778737" calcext:value-type="float">
            <text:p>4.28785814778737</text:p>
          </table:table-cell>
          <table:table-cell office:value-type="float" office:value="28.7579729013414" calcext:value-type="float">
            <text:p>28.7579729013414</text:p>
          </table:table-cell>
          <table:table-cell table:formula="of:=SQRT([.F41])" office:value-type="float" office:value="5.36264607272766" calcext:value-type="float">
            <text:p>5.36264607272766</text:p>
          </table:table-cell>
          <table:table-cell table:formula="of:=SUM([.J37:.J68])/64" office:value-type="float" office:value="0.71875" calcext:value-type="float">
            <text:p>0.7187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41]*POWER(0.5;[.J41])" office:value-type="float" office:value="3.59474661266768" calcext:value-type="float">
            <text:p>3.59474661266768</text:p>
          </table:table-cell>
          <table:table-cell table:formula="of:=IF([.K41]=MAX([.K$2:.K$33];[.K$37:.K$68];[.K$72:.K$103]);&quot;INC&quot;;&quot;&quot;)">
            <text:p/>
          </table:table-cell>
          <table:table-cell table:formula="of:=MAX(255*8*POWER([.$H$37];[.A41])*POWER(0.5;[.J41]);1)" office:value-type="float" office:value="164.500315127221" calcext:value-type="float">
            <text:p>164.500315127221</text:p>
          </table:table-cell>
          <table:table-cell table:formula="of:=COM.MICROSOFT.CONCAT(TEXT(CEILING([.M41];1);&quot;0&quot;);&quot;,&quot;)" office:value-type="string" office:string-value="165," calcext:value-type="string">
            <text:p>165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formula="of:=[.C42]-[.B42]" office:value-type="float" office:value="114" calcext:value-type="float">
            <text:p>114</text:p>
          </table:table-cell>
          <table:table-cell office:value-type="float" office:value="3.69858361636688" calcext:value-type="float">
            <text:p>3.69858361636688</text:p>
          </table:table-cell>
          <table:table-cell office:value-type="float" office:value="19.079159877342" calcext:value-type="float">
            <text:p>19.079159877342</text:p>
          </table:table-cell>
          <table:table-cell table:formula="of:=SQRT([.F42])" office:value-type="float" office:value="4.36796976607462" calcext:value-type="float">
            <text:p>4.3679697660746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42]*POWER(0.5;[.J42])" office:value-type="float" office:value="2.38489498466775" calcext:value-type="float">
            <text:p>2.38489498466775</text:p>
          </table:table-cell>
          <table:table-cell table:formula="of:=IF([.K42]=MAX([.K$2:.K$33];[.K$37:.K$68];[.K$72:.K$103]);&quot;INC&quot;;&quot;&quot;)">
            <text:p/>
          </table:table-cell>
          <table:table-cell table:formula="of:=MAX(255*8*POWER([.$H$37];[.A42])*POWER(0.5;[.J42]);1)" office:value-type="float" office:value="147.425759117171" calcext:value-type="float">
            <text:p>147.425759117171</text:p>
          </table:table-cell>
          <table:table-cell table:formula="of:=COM.MICROSOFT.CONCAT(TEXT(CEILING([.M42];1);&quot;0&quot;);&quot;,&quot;)" office:value-type="string" office:string-value="148," calcext:value-type="string">
            <text:p>148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C43]-[.B43]" office:value-type="float" office:value="80" calcext:value-type="float">
            <text:p>80</text:p>
          </table:table-cell>
          <table:table-cell office:value-type="float" office:value="3.32039455746634" calcext:value-type="float">
            <text:p>3.32039455746634</text:p>
          </table:table-cell>
          <table:table-cell office:value-type="float" office:value="13.7299518406063" calcext:value-type="float">
            <text:p>13.7299518406063</text:p>
          </table:table-cell>
          <table:table-cell table:formula="of:=SQRT([.F43])" office:value-type="float" office:value="3.70539496418483" calcext:value-type="float">
            <text:p>3.705394964184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3]*POWER(0.5;[.J43])" office:value-type="float" office:value="3.43248796015158" calcext:value-type="float">
            <text:p>3.43248796015158</text:p>
          </table:table-cell>
          <table:table-cell table:formula="of:=IF([.K43]=MAX([.K$2:.K$33];[.K$37:.K$68];[.K$72:.K$103]);&quot;INC&quot;;&quot;&quot;)">
            <text:p/>
          </table:table-cell>
          <table:table-cell table:formula="of:=MAX(255*8*POWER([.$H$37];[.A43])*POWER(0.5;[.J43]);1)" office:value-type="float" office:value="264.246964323021" calcext:value-type="float">
            <text:p>264.246964323021</text:p>
          </table:table-cell>
          <table:table-cell table:formula="of:=COM.MICROSOFT.CONCAT(TEXT(CEILING([.M43];1);&quot;0&quot;);&quot;,&quot;)" office:value-type="string" office:string-value="265," calcext:value-type="string">
            <text:p>265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formula="of:=[.C44]-[.B44]" office:value-type="float" office:value="77" calcext:value-type="float">
            <text:p>77</text:p>
          </table:table-cell>
          <table:table-cell office:value-type="float" office:value="3.05656271914008" calcext:value-type="float">
            <text:p>3.05656271914008</text:p>
          </table:table-cell>
          <table:table-cell office:value-type="float" office:value="10.4400924202154" calcext:value-type="float">
            <text:p>10.4400924202154</text:p>
          </table:table-cell>
          <table:table-cell table:formula="of:=SQRT([.F44])" office:value-type="float" office:value="3.23111318591835" calcext:value-type="float">
            <text:p>3.231113185918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4]*POWER(0.5;[.J44])" office:value-type="float" office:value="2.61002310505385" calcext:value-type="float">
            <text:p>2.61002310505385</text:p>
          </table:table-cell>
          <table:table-cell table:formula="of:=IF([.K44]=MAX([.K$2:.K$33];[.K$37:.K$68];[.K$72:.K$103]);&quot;INC&quot;;&quot;&quot;)">
            <text:p/>
          </table:table-cell>
          <table:table-cell table:formula="of:=MAX(255*8*POWER([.$H$37];[.A44])*POWER(0.5;[.J44]);1)" office:value-type="float" office:value="236.819055815189" calcext:value-type="float">
            <text:p>236.819055815189</text:p>
          </table:table-cell>
          <table:table-cell table:formula="of:=COM.MICROSOFT.CONCAT(TEXT(CEILING([.M44];1);&quot;0&quot;);&quot;,&quot;)" office:value-type="string" office:string-value="237," calcext:value-type="string">
            <text:p>237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C45]-[.B45]" office:value-type="float" office:value="65" calcext:value-type="float">
            <text:p>65</text:p>
          </table:table-cell>
          <table:table-cell office:value-type="float" office:value="2.8588823055965" calcext:value-type="float">
            <text:p>2.8588823055965</text:p>
          </table:table-cell>
          <table:table-cell office:value-type="float" office:value="8.2619144137916" calcext:value-type="float">
            <text:p>8.2619144137916</text:p>
          </table:table-cell>
          <table:table-cell table:formula="of:=SQRT([.F45])" office:value-type="float" office:value="2.87435460821931" calcext:value-type="float">
            <text:p>2.8743546082193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45]*POWER(0.5;[.J45])" office:value-type="float" office:value="2.0654786034479" calcext:value-type="float">
            <text:p>2.0654786034479</text:p>
          </table:table-cell>
          <table:table-cell table:formula="of:=IF([.K45]=MAX([.K$2:.K$33];[.K$37:.K$68];[.K$72:.K$103]);&quot;INC&quot;;&quot;&quot;)">
            <text:p/>
          </table:table-cell>
          <table:table-cell table:formula="of:=MAX(255*8*POWER([.$H$37];[.A45])*POWER(0.5;[.J45]);1)" office:value-type="float" office:value="212.23806805455" calcext:value-type="float">
            <text:p>212.23806805455</text:p>
          </table:table-cell>
          <table:table-cell table:formula="of:=COM.MICROSOFT.CONCAT(TEXT(CEILING([.M45];1);&quot;0&quot;);&quot;,&quot;)" office:value-type="string" office:string-value="213," calcext:value-type="string">
            <text:p>213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C46]-[.B46]" office:value-type="float" office:value="55" calcext:value-type="float">
            <text:p>55</text:p>
          </table:table-cell>
          <table:table-cell office:value-type="float" office:value="2.70329994918369" calcext:value-type="float">
            <text:p>2.70329994918369</text:p>
          </table:table-cell>
          <table:table-cell office:value-type="float" office:value="6.7267078724334" calcext:value-type="float">
            <text:p>6.7267078724334</text:p>
          </table:table-cell>
          <table:table-cell table:formula="of:=SQRT([.F46])" office:value-type="float" office:value="2.59358976564016" calcext:value-type="float">
            <text:p>2.593589765640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6]*POWER(0.5;[.J46])" office:value-type="float" office:value="3.3633539362167" calcext:value-type="float">
            <text:p>3.3633539362167</text:p>
          </table:table-cell>
          <table:table-cell table:formula="of:=IF([.K46]=MAX([.K$2:.K$33];[.K$37:.K$68];[.K$72:.K$103]);&quot;INC&quot;;&quot;&quot;)">
            <text:p/>
          </table:table-cell>
          <table:table-cell table:formula="of:=MAX(255*8*POWER([.$H$37];[.A46])*POWER(0.5;[.J46]);1)" office:value-type="float" office:value="380.417001296384" calcext:value-type="float">
            <text:p>380.417001296384</text:p>
          </table:table-cell>
          <table:table-cell table:formula="of:=COM.MICROSOFT.CONCAT(TEXT(CEILING([.M46];1);&quot;0&quot;);&quot;,&quot;)" office:value-type="string" office:string-value="381," calcext:value-type="string">
            <text:p>381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C47]-[.B47]" office:value-type="float" office:value="49" calcext:value-type="float">
            <text:p>49</text:p>
          </table:table-cell>
          <table:table-cell office:value-type="float" office:value="2.57497893617844" calcext:value-type="float">
            <text:p>2.57497893617844</text:p>
          </table:table-cell>
          <table:table-cell office:value-type="float" office:value="5.57422602145882" calcext:value-type="float">
            <text:p>5.57422602145882</text:p>
          </table:table-cell>
          <table:table-cell table:formula="of:=SQRT([.F47])" office:value-type="float" office:value="2.36097988586494" calcext:value-type="float">
            <text:p>2.360979885864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7]*POWER(0.5;[.J47])" office:value-type="float" office:value="2.78711301072941" calcext:value-type="float">
            <text:p>2.78711301072941</text:p>
          </table:table-cell>
          <table:table-cell table:formula="of:=IF([.K47]=MAX([.K$2:.K$33];[.K$37:.K$68];[.K$72:.K$103]);&quot;INC&quot;;&quot;&quot;)">
            <text:p/>
          </table:table-cell>
          <table:table-cell table:formula="of:=MAX(255*8*POWER([.$H$37];[.A47])*POWER(0.5;[.J47]);1)" office:value-type="float" office:value="340.931050216067" calcext:value-type="float">
            <text:p>340.931050216067</text:p>
          </table:table-cell>
          <table:table-cell table:formula="of:=COM.MICROSOFT.CONCAT(TEXT(CEILING([.M47];1);&quot;0&quot;);&quot;,&quot;)" office:value-type="string" office:string-value="341," calcext:value-type="string">
            <text:p>341,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C48]-[.B48]" office:value-type="float" office:value="47" calcext:value-type="float">
            <text:p>47</text:p>
          </table:table-cell>
          <table:table-cell office:value-type="float" office:value="2.46603210478708" calcext:value-type="float">
            <text:p>2.46603210478708</text:p>
          </table:table-cell>
          <table:table-cell office:value-type="float" office:value="4.7025800480553" calcext:value-type="float">
            <text:p>4.7025800480553</text:p>
          </table:table-cell>
          <table:table-cell table:formula="of:=SQRT([.F48])" office:value-type="float" office:value="2.16854330094082" calcext:value-type="float">
            <text:p>2.168543300940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48]*POWER(0.5;[.J48])" office:value-type="float" office:value="2.35129002402765" calcext:value-type="float">
            <text:p>2.35129002402765</text:p>
          </table:table-cell>
          <table:table-cell table:formula="of:=IF([.K48]=MAX([.K$2:.K$33];[.K$37:.K$68];[.K$72:.K$103]);&quot;INC&quot;;&quot;&quot;)">
            <text:p/>
          </table:table-cell>
          <table:table-cell table:formula="of:=MAX(255*8*POWER([.$H$37];[.A48])*POWER(0.5;[.J48]);1)" office:value-type="float" office:value="305.543602429251" calcext:value-type="float">
            <text:p>305.543602429251</text:p>
          </table:table-cell>
          <table:table-cell table:formula="of:=COM.MICROSOFT.CONCAT(TEXT(CEILING([.M48];1);&quot;0&quot;);&quot;,&quot;)" office:value-type="string" office:string-value="306," calcext:value-type="string">
            <text:p>306,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C49]-[.B49]" office:value-type="float" office:value="43" calcext:value-type="float">
            <text:p>43</text:p>
          </table:table-cell>
          <table:table-cell office:value-type="float" office:value="2.37199422341223" calcext:value-type="float">
            <text:p>2.37199422341223</text:p>
          </table:table-cell>
          <table:table-cell office:value-type="float" office:value="4.01946465126433" calcext:value-type="float">
            <text:p>4.01946465126433</text:p>
          </table:table-cell>
          <table:table-cell table:formula="of:=SQRT([.F49])" office:value-type="float" office:value="2.00486025729085" calcext:value-type="float">
            <text:p>2.004860257290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49]*POWER(0.5;[.J49])" office:value-type="float" office:value="4.01946465126433" calcext:value-type="float">
            <text:p>4.01946465126433</text:p>
          </table:table-cell>
          <table:table-cell table:formula="of:=IF([.K49]=MAX([.K$2:.K$33];[.K$37:.K$68];[.K$72:.K$103]);&quot;INC&quot;;&quot;&quot;)">
            <text:p/>
          </table:table-cell>
          <table:table-cell table:formula="of:=MAX(255*8*POWER([.$H$37];[.A49])*POWER(0.5;[.J49]);1)" office:value-type="float" office:value="547.658495324957" calcext:value-type="float">
            <text:p>547.658495324957</text:p>
          </table:table-cell>
          <table:table-cell table:formula="of:=COM.MICROSOFT.CONCAT(TEXT(CEILING([.M49];1);&quot;0&quot;);&quot;,&quot;)" office:value-type="string" office:string-value="548," calcext:value-type="string">
            <text:p>54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C50]-[.B50]" office:value-type="float" office:value="41" calcext:value-type="float">
            <text:p>41</text:p>
          </table:table-cell>
          <table:table-cell office:value-type="float" office:value="2.28796460449276" calcext:value-type="float">
            <text:p>2.28796460449276</text:p>
          </table:table-cell>
          <table:table-cell office:value-type="float" office:value="3.46931478622891" calcext:value-type="float">
            <text:p>3.46931478622891</text:p>
          </table:table-cell>
          <table:table-cell table:formula="of:=SQRT([.F50])" office:value-type="float" office:value="1.8626096709265" calcext:value-type="float">
            <text:p>1.86260967092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0]*POWER(0.5;[.J50])" office:value-type="float" office:value="3.46931478622891" calcext:value-type="float">
            <text:p>3.46931478622891</text:p>
          </table:table-cell>
          <table:table-cell table:formula="of:=IF([.K50]=MAX([.K$2:.K$33];[.K$37:.K$68];[.K$72:.K$103]);&quot;INC&quot;;&quot;&quot;)">
            <text:p/>
          </table:table-cell>
          <table:table-cell table:formula="of:=MAX(255*8*POWER([.$H$37];[.A50])*POWER(0.5;[.J50]);1)" office:value-type="float" office:value="490.81346347457" calcext:value-type="float">
            <text:p>490.81346347457</text:p>
          </table:table-cell>
          <table:table-cell table:formula="of:=COM.MICROSOFT.CONCAT(TEXT(CEILING([.M50];1);&quot;0&quot;);&quot;,&quot;)" office:value-type="string" office:string-value="491," calcext:value-type="string">
            <text:p>49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C51]-[.B51]" office:value-type="float" office:value="38" calcext:value-type="float">
            <text:p>38</text:p>
          </table:table-cell>
          <table:table-cell office:value-type="float" office:value="2.21432706081822" calcext:value-type="float">
            <text:p>2.21432706081822</text:p>
          </table:table-cell>
          <table:table-cell office:value-type="float" office:value="3.01828938492078" calcext:value-type="float">
            <text:p>3.01828938492078</text:p>
          </table:table-cell>
          <table:table-cell table:formula="of:=SQRT([.F51])" office:value-type="float" office:value="1.73732247580027" calcext:value-type="float">
            <text:p>1.737322475800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1]*POWER(0.5;[.J51])" office:value-type="float" office:value="3.01828938492078" calcext:value-type="float">
            <text:p>3.01828938492078</text:p>
          </table:table-cell>
          <table:table-cell table:formula="of:=IF([.K51]=MAX([.K$2:.K$33];[.K$37:.K$68];[.K$72:.K$103]);&quot;INC&quot;;&quot;&quot;)">
            <text:p/>
          </table:table-cell>
          <table:table-cell table:formula="of:=MAX(255*8*POWER([.$H$37];[.A51])*POWER(0.5;[.J51]);1)" office:value-type="float" office:value="439.868746644686" calcext:value-type="float">
            <text:p>439.868746644686</text:p>
          </table:table-cell>
          <table:table-cell table:formula="of:=COM.MICROSOFT.CONCAT(TEXT(CEILING([.M51];1);&quot;0&quot;);&quot;,&quot;)" office:value-type="string" office:string-value="440," calcext:value-type="string">
            <text:p>44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C52]-[.B52]" office:value-type="float" office:value="40" calcext:value-type="float">
            <text:p>40</text:p>
          </table:table-cell>
          <table:table-cell office:value-type="float" office:value="2.14816864297838" calcext:value-type="float">
            <text:p>2.14816864297838</text:p>
          </table:table-cell>
          <table:table-cell office:value-type="float" office:value="2.63983764986421" calcext:value-type="float">
            <text:p>2.63983764986421</text:p>
          </table:table-cell>
          <table:table-cell table:formula="of:=SQRT([.F52])" office:value-type="float" office:value="1.6247577203584" calcext:value-type="float">
            <text:p>1.62475772035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2]*POWER(0.5;[.J52])" office:value-type="float" office:value="2.63983764986421" calcext:value-type="float">
            <text:p>2.63983764986421</text:p>
          </table:table-cell>
          <table:table-cell table:formula="of:=IF([.K52]=MAX([.K$2:.K$33];[.K$37:.K$68];[.K$72:.K$103]);&quot;INC&quot;;&quot;&quot;)">
            <text:p/>
          </table:table-cell>
          <table:table-cell table:formula="of:=MAX(255*8*POWER([.$H$37];[.A52])*POWER(0.5;[.J52]);1)" office:value-type="float" office:value="394.211912821319" calcext:value-type="float">
            <text:p>394.211912821319</text:p>
          </table:table-cell>
          <table:table-cell table:formula="of:=COM.MICROSOFT.CONCAT(TEXT(CEILING([.M52];1);&quot;0&quot;);&quot;,&quot;)" office:value-type="string" office:string-value="395," calcext:value-type="string">
            <text:p>39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C53]-[.B53]" office:value-type="float" office:value="36" calcext:value-type="float">
            <text:p>36</text:p>
          </table:table-cell>
          <table:table-cell office:value-type="float" office:value="2.08730401797361" calcext:value-type="float">
            <text:p>2.08730401797361</text:p>
          </table:table-cell>
          <table:table-cell office:value-type="float" office:value="2.32368370313153" calcext:value-type="float">
            <text:p>2.32368370313153</text:p>
          </table:table-cell>
          <table:table-cell table:formula="of:=SQRT([.F53])" office:value-type="float" office:value="1.52436337634159" calcext:value-type="float">
            <text:p>1.524363376341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3]*POWER(0.5;[.J53])" office:value-type="float" office:value="2.32368370313153" calcext:value-type="float">
            <text:p>2.32368370313153</text:p>
          </table:table-cell>
          <table:table-cell table:formula="of:=IF([.K53]=MAX([.K$2:.K$33];[.K$37:.K$68];[.K$72:.K$103]);&quot;INC&quot;;&quot;&quot;)">
            <text:p/>
          </table:table-cell>
          <table:table-cell table:formula="of:=MAX(255*8*POWER([.$H$37];[.A53])*POWER(0.5;[.J53]);1)" office:value-type="float" office:value="353.294098286491" calcext:value-type="float">
            <text:p>353.294098286491</text:p>
          </table:table-cell>
          <table:table-cell table:formula="of:=COM.MICROSOFT.CONCAT(TEXT(CEILING([.M53];1);&quot;0&quot;);&quot;,&quot;)" office:value-type="string" office:string-value="354," calcext:value-type="string">
            <text:p>35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C54]-[.B54]" office:value-type="float" office:value="33" calcext:value-type="float">
            <text:p>33</text:p>
          </table:table-cell>
          <table:table-cell office:value-type="float" office:value="2.03281778516695" calcext:value-type="float">
            <text:p>2.03281778516695</text:p>
          </table:table-cell>
          <table:table-cell office:value-type="float" office:value="2.05390567923774" calcext:value-type="float">
            <text:p>2.05390567923774</text:p>
          </table:table-cell>
          <table:table-cell table:formula="of:=SQRT([.F54])" office:value-type="float" office:value="1.43314537965893" calcext:value-type="float">
            <text:p>1.4331453796589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4]*POWER(0.5;[.J54])" office:value-type="float" office:value="2.05390567923774" calcext:value-type="float">
            <text:p>2.05390567923774</text:p>
          </table:table-cell>
          <table:table-cell table:formula="of:=IF([.K54]=MAX([.K$2:.K$33];[.K$37:.K$68];[.K$72:.K$103]);&quot;INC&quot;;&quot;&quot;)">
            <text:p/>
          </table:table-cell>
          <table:table-cell table:formula="of:=MAX(255*8*POWER([.$H$37];[.A54])*POWER(0.5;[.J54]);1)" office:value-type="float" office:value="316.623409451959" calcext:value-type="float">
            <text:p>316.623409451959</text:p>
          </table:table-cell>
          <table:table-cell table:formula="of:=COM.MICROSOFT.CONCAT(TEXT(CEILING([.M54];1);&quot;0&quot;);&quot;,&quot;)" office:value-type="string" office:string-value="317," calcext:value-type="string">
            <text:p>31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2" office:value-type="float" office:value="1.33511968948277E-306" calcext:value-type="float">
            <text:p>1.34E-306</text:p>
          </table:table-cell>
          <table:table-cell office:value-type="float" office:value="28" calcext:value-type="float">
            <text:p>28</text:p>
          </table:table-cell>
          <table:table-cell table:formula="of:=[.C55]-[.B55]" office:value-type="float" office:value="28" calcext:value-type="float">
            <text:p>28</text:p>
          </table:table-cell>
          <table:table-cell office:value-type="float" office:value="1.98169392537315" calcext:value-type="float">
            <text:p>1.98169392537315</text:p>
          </table:table-cell>
          <table:table-cell office:value-type="float" office:value="1.8238006064889" calcext:value-type="float">
            <text:p>1.8238006064889</text:p>
          </table:table-cell>
          <table:table-cell table:formula="of:=SQRT([.F55])" office:value-type="float" office:value="1.35048162019662" calcext:value-type="float">
            <text:p>1.3504816201966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5]*POWER(0.5;[.J55])" office:value-type="float" office:value="1.8238006064889" calcext:value-type="float">
            <text:p>1.8238006064889</text:p>
          </table:table-cell>
          <table:table-cell table:formula="of:=IF([.K55]=MAX([.K$2:.K$33];[.K$37:.K$68];[.K$72:.K$103]);&quot;INC&quot;;&quot;&quot;)">
            <text:p/>
          </table:table-cell>
          <table:table-cell table:formula="of:=MAX(255*8*POWER([.$H$37];[.A55])*POWER(0.5;[.J55]);1)" office:value-type="float" office:value="283.759009559477" calcext:value-type="float">
            <text:p>283.759009559477</text:p>
          </table:table-cell>
          <table:table-cell table:formula="of:=COM.MICROSOFT.CONCAT(TEXT(CEILING([.M55];1);&quot;0&quot;);&quot;,&quot;)" office:value-type="string" office:string-value="284," calcext:value-type="string">
            <text:p>28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[.C56]-[.B56]" office:value-type="float" office:value="27" calcext:value-type="float">
            <text:p>27</text:p>
          </table:table-cell>
          <table:table-cell office:value-type="float" office:value="1.93561756862988" calcext:value-type="float">
            <text:p>1.93561756862988</text:p>
          </table:table-cell>
          <table:table-cell office:value-type="float" office:value="1.62570297252752" calcext:value-type="float">
            <text:p>1.62570297252752</text:p>
          </table:table-cell>
          <table:table-cell table:formula="of:=SQRT([.F56])" office:value-type="float" office:value="1.27503057709512" calcext:value-type="float">
            <text:p>1.2750305770951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6]*POWER(0.5;[.J56])" office:value-type="float" office:value="1.62570297252752" calcext:value-type="float">
            <text:p>1.62570297252752</text:p>
          </table:table-cell>
          <table:table-cell table:formula="of:=IF([.K56]=MAX([.K$2:.K$33];[.K$37:.K$68];[.K$72:.K$103]);&quot;INC&quot;;&quot;&quot;)">
            <text:p/>
          </table:table-cell>
          <table:table-cell table:formula="of:=MAX(255*8*POWER([.$H$37];[.A56])*POWER(0.5;[.J56]);1)" office:value-type="float" office:value="254.30581916083" calcext:value-type="float">
            <text:p>254.30581916083</text:p>
          </table:table-cell>
          <table:table-cell table:formula="of:=COM.MICROSOFT.CONCAT(TEXT(CEILING([.M56];1);&quot;0&quot;);&quot;,&quot;)" office:value-type="string" office:string-value="255," calcext:value-type="string">
            <text:p>25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C57]-[.B57]" office:value-type="float" office:value="28" calcext:value-type="float">
            <text:p>28</text:p>
          </table:table-cell>
          <table:table-cell office:value-type="float" office:value="1.89289546987846" calcext:value-type="float">
            <text:p>1.89289546987846</text:p>
          </table:table-cell>
          <table:table-cell office:value-type="float" office:value="1.45113342100199" calcext:value-type="float">
            <text:p>1.45113342100199</text:p>
          </table:table-cell>
          <table:table-cell table:formula="of:=SQRT([.F57])" office:value-type="float" office:value="1.20462999340129" calcext:value-type="float">
            <text:p>1.2046299934012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7]*POWER(0.5;[.J57])" office:value-type="float" office:value="1.45113342100199" calcext:value-type="float">
            <text:p>1.45113342100199</text:p>
          </table:table-cell>
          <table:table-cell table:formula="of:=IF([.K57]=MAX([.K$2:.K$33];[.K$37:.K$68];[.K$72:.K$103]);&quot;INC&quot;;&quot;&quot;)">
            <text:p/>
          </table:table-cell>
          <table:table-cell table:formula="of:=MAX(255*8*POWER([.$H$37];[.A57])*POWER(0.5;[.J57]);1)" office:value-type="float" office:value="227.909766669471" calcext:value-type="float">
            <text:p>227.909766669471</text:p>
          </table:table-cell>
          <table:table-cell table:formula="of:=COM.MICROSOFT.CONCAT(TEXT(CEILING([.M57];1);&quot;0&quot;);&quot;,&quot;)" office:value-type="string" office:string-value="228," calcext:value-type="string">
            <text:p>22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C58]-[.B58]" office:value-type="float" office:value="22" calcext:value-type="float">
            <text:p>22</text:p>
          </table:table-cell>
          <table:table-cell office:value-type="float" office:value="1.85367954981676" calcext:value-type="float">
            <text:p>1.85367954981676</text:p>
          </table:table-cell>
          <table:table-cell office:value-type="float" office:value="1.29836265266357" calcext:value-type="float">
            <text:p>1.29836265266357</text:p>
          </table:table-cell>
          <table:table-cell table:formula="of:=SQRT([.F58])" office:value-type="float" office:value="1.13945717456321" calcext:value-type="float">
            <text:p>1.139457174563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8]*POWER(0.5;[.J58])" office:value-type="float" office:value="1.29836265266357" calcext:value-type="float">
            <text:p>1.29836265266357</text:p>
          </table:table-cell>
          <table:table-cell table:formula="of:=IF([.K58]=MAX([.K$2:.K$33];[.K$37:.K$68];[.K$72:.K$103]);&quot;INC&quot;;&quot;&quot;)">
            <text:p/>
          </table:table-cell>
          <table:table-cell table:formula="of:=MAX(255*8*POWER([.$H$37];[.A58])*POWER(0.5;[.J58]);1)" office:value-type="float" office:value="204.253531888245" calcext:value-type="float">
            <text:p>204.253531888245</text:p>
          </table:table-cell>
          <table:table-cell table:formula="of:=COM.MICROSOFT.CONCAT(TEXT(CEILING([.M58];1);&quot;0&quot;);&quot;,&quot;)" office:value-type="string" office:string-value="205," calcext:value-type="string">
            <text:p>20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C59]-[.B59]" office:value-type="float" office:value="26" calcext:value-type="float">
            <text:p>26</text:p>
          </table:table-cell>
          <table:table-cell office:value-type="float" office:value="1.81692809006765" calcext:value-type="float">
            <text:p>1.81692809006765</text:p>
          </table:table-cell>
          <table:table-cell office:value-type="float" office:value="1.16390680518714" calcext:value-type="float">
            <text:p>1.16390680518714</text:p>
          </table:table-cell>
          <table:table-cell table:formula="of:=SQRT([.F59])" office:value-type="float" office:value="1.07884512567242" calcext:value-type="float">
            <text:p>1.078845125672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59]*POWER(0.5;[.J59])" office:value-type="float" office:value="1.16390680518714" calcext:value-type="float">
            <text:p>1.16390680518714</text:p>
          </table:table-cell>
          <table:table-cell table:formula="of:=IF([.K59]=MAX([.K$2:.K$33];[.K$37:.K$68];[.K$72:.K$103]);&quot;INC&quot;;&quot;&quot;)">
            <text:p/>
          </table:table-cell>
          <table:table-cell table:formula="of:=MAX(255*8*POWER([.$H$37];[.A59])*POWER(0.5;[.J59]);1)" office:value-type="float" office:value="183.052731344008" calcext:value-type="float">
            <text:p>183.052731344008</text:p>
          </table:table-cell>
          <table:table-cell table:formula="of:=COM.MICROSOFT.CONCAT(TEXT(CEILING([.M59];1);&quot;0&quot;);&quot;,&quot;)" office:value-type="string" office:string-value="184," calcext:value-type="string">
            <text:p>18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C60]-[.B60]" office:value-type="float" office:value="24" calcext:value-type="float">
            <text:p>24</text:p>
          </table:table-cell>
          <table:table-cell office:value-type="float" office:value="1.78342338806119" calcext:value-type="float">
            <text:p>1.78342338806119</text:p>
          </table:table-cell>
          <table:table-cell office:value-type="float" office:value="1.04498557529108" calcext:value-type="float">
            <text:p>1.04498557529108</text:p>
          </table:table-cell>
          <table:table-cell table:formula="of:=SQRT([.F60])" office:value-type="float" office:value="1.02224535963294" calcext:value-type="float">
            <text:p>1.022245359632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0]*POWER(0.5;[.J60])" office:value-type="float" office:value="1.04498557529108" calcext:value-type="float">
            <text:p>1.04498557529108</text:p>
          </table:table-cell>
          <table:table-cell table:formula="of:=IF([.K60]=MAX([.K$2:.K$33];[.K$37:.K$68];[.K$72:.K$103]);&quot;INC&quot;;&quot;&quot;)">
            <text:p/>
          </table:table-cell>
          <table:table-cell table:formula="of:=MAX(255*8*POWER([.$H$37];[.A60])*POWER(0.5;[.J60]);1)" office:value-type="float" office:value="164.052499571148" calcext:value-type="float">
            <text:p>164.052499571148</text:p>
          </table:table-cell>
          <table:table-cell table:formula="of:=COM.MICROSOFT.CONCAT(TEXT(CEILING([.M60];1);&quot;0&quot;);&quot;,&quot;)" office:value-type="string" office:string-value="165," calcext:value-type="string">
            <text:p>16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[.C61]-[.B61]" office:value-type="float" office:value="18" calcext:value-type="float">
            <text:p>18</text:p>
          </table:table-cell>
          <table:table-cell office:value-type="float" office:value="1.75305858381925" calcext:value-type="float">
            <text:p>1.75305858381925</text:p>
          </table:table-cell>
          <table:table-cell office:value-type="float" office:value="0.942864343639315" calcext:value-type="float">
            <text:p>0.942864343639315</text:p>
          </table:table-cell>
          <table:table-cell table:formula="of:=SQRT([.F61])" office:value-type="float" office:value="0.971012020337192" calcext:value-type="float">
            <text:p>0.97101202033719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1]*POWER(0.5;[.J61])" office:value-type="float" office:value="0.942864343639315" calcext:value-type="float">
            <text:p>0.942864343639315</text:p>
          </table:table-cell>
          <table:table-cell table:formula="of:=IF([.K61]=MAX([.K$2:.K$33];[.K$37:.K$68];[.K$72:.K$103]);&quot;INC&quot;;&quot;&quot;)">
            <text:p/>
          </table:table-cell>
          <table:table-cell table:formula="of:=MAX(255*8*POWER([.$H$37];[.A61])*POWER(0.5;[.J61]);1)" office:value-type="float" office:value="147.02442524588" calcext:value-type="float">
            <text:p>147.02442524588</text:p>
          </table:table-cell>
          <table:table-cell table:formula="of:=COM.MICROSOFT.CONCAT(TEXT(CEILING([.M61];1);&quot;0&quot;);&quot;,&quot;)" office:value-type="string" office:string-value="148," calcext:value-type="string">
            <text:p>14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C62]-[.B62]" office:value-type="float" office:value="20" calcext:value-type="float">
            <text:p>20</text:p>
          </table:table-cell>
          <table:table-cell office:value-type="float" office:value="1.72433203276937" calcext:value-type="float">
            <text:p>1.72433203276937</text:p>
          </table:table-cell>
          <table:table-cell office:value-type="float" office:value="0.850429307744034" calcext:value-type="float">
            <text:p>0.850429307744034</text:p>
          </table:table-cell>
          <table:table-cell table:formula="of:=SQRT([.F62])" office:value-type="float" office:value="0.92218724115227" calcext:value-type="float">
            <text:p>0.922187241152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2]*POWER(0.5;[.J62])" office:value-type="float" office:value="0.850429307744034" calcext:value-type="float">
            <text:p>0.850429307744034</text:p>
          </table:table-cell>
          <table:table-cell table:formula="of:=IF([.K62]=MAX([.K$2:.K$33];[.K$37:.K$68];[.K$72:.K$103]);&quot;INC&quot;;&quot;&quot;)">
            <text:p/>
          </table:table-cell>
          <table:table-cell table:formula="of:=MAX(255*8*POWER([.$H$37];[.A62])*POWER(0.5;[.J62]);1)" office:value-type="float" office:value="131.763805339075" calcext:value-type="float">
            <text:p>131.763805339075</text:p>
          </table:table-cell>
          <table:table-cell table:formula="of:=COM.MICROSOFT.CONCAT(TEXT(CEILING([.M62];1);&quot;0&quot;);&quot;,&quot;)" office:value-type="string" office:string-value="132," calcext:value-type="string">
            <text:p>132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C63]-[.B63]" office:value-type="float" office:value="15" calcext:value-type="float">
            <text:p>15</text:p>
          </table:table-cell>
          <table:table-cell office:value-type="float" office:value="1.69897223215068" calcext:value-type="float">
            <text:p>1.69897223215068</text:p>
          </table:table-cell>
          <table:table-cell office:value-type="float" office:value="0.767969071651754" calcext:value-type="float">
            <text:p>0.767969071651754</text:p>
          </table:table-cell>
          <table:table-cell table:formula="of:=SQRT([.F63])" office:value-type="float" office:value="0.876338445836855" calcext:value-type="float">
            <text:p>0.8763384458368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3]*POWER(0.5;[.J63])" office:value-type="float" office:value="0.767969071651754" calcext:value-type="float">
            <text:p>0.767969071651754</text:p>
          </table:table-cell>
          <table:table-cell table:formula="of:=IF([.K63]=MAX([.K$2:.K$33];[.K$37:.K$68];[.K$72:.K$103]);&quot;INC&quot;;&quot;&quot;)">
            <text:p/>
          </table:table-cell>
          <table:table-cell table:formula="of:=MAX(255*8*POWER([.$H$37];[.A63])*POWER(0.5;[.J63]);1)" office:value-type="float" office:value="118.087184278384" calcext:value-type="float">
            <text:p>118.087184278384</text:p>
          </table:table-cell>
          <table:table-cell table:formula="of:=COM.MICROSOFT.CONCAT(TEXT(CEILING([.M63];1);&quot;0&quot;);&quot;,&quot;)" office:value-type="string" office:string-value="119," calcext:value-type="string">
            <text:p>11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64]-[.B64]" office:value-type="float" office:value="16" calcext:value-type="float">
            <text:p>16</text:p>
          </table:table-cell>
          <table:table-cell office:value-type="float" office:value="1.67425180725996" calcext:value-type="float">
            <text:p>1.67425180725996</text:p>
          </table:table-cell>
          <table:table-cell office:value-type="float" office:value="0.697079095720249" calcext:value-type="float">
            <text:p>0.697079095720249</text:p>
          </table:table-cell>
          <table:table-cell table:formula="of:=SQRT([.F64])" office:value-type="float" office:value="0.834912627596594" calcext:value-type="float">
            <text:p>0.83491262759659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4]*POWER(0.5;[.J64])" office:value-type="float" office:value="0.697079095720249" calcext:value-type="float">
            <text:p>0.697079095720249</text:p>
          </table:table-cell>
          <table:table-cell table:formula="of:=IF([.K64]=MAX([.K$2:.K$33];[.K$37:.K$68];[.K$72:.K$103]);&quot;INC&quot;;&quot;&quot;)">
            <text:p/>
          </table:table-cell>
          <table:table-cell table:formula="of:=MAX(255*8*POWER([.$H$37];[.A64])*POWER(0.5;[.J64]);1)" office:value-type="float" office:value="105.830148536714" calcext:value-type="float">
            <text:p>105.830148536714</text:p>
          </table:table-cell>
          <table:table-cell table:formula="of:=COM.MICROSOFT.CONCAT(TEXT(CEILING([.M64];1);&quot;0&quot;);&quot;,&quot;)" office:value-type="string" office:string-value="106," calcext:value-type="string">
            <text:p>10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C65]-[.B65]" office:value-type="float" office:value="16" calcext:value-type="float">
            <text:p>16</text:p>
          </table:table-cell>
          <table:table-cell office:value-type="float" office:value="1.65218131486265" calcext:value-type="float">
            <text:p>1.65218131486265</text:p>
          </table:table-cell>
          <table:table-cell office:value-type="float" office:value="0.632642685143598" calcext:value-type="float">
            <text:p>0.632642685143598</text:p>
          </table:table-cell>
          <table:table-cell table:formula="of:=SQRT([.F65])" office:value-type="float" office:value="0.795388386351975" calcext:value-type="float">
            <text:p>0.7953883863519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5]*POWER(0.5;[.J65])" office:value-type="float" office:value="0.632642685143598" calcext:value-type="float">
            <text:p>0.632642685143598</text:p>
          </table:table-cell>
          <table:table-cell table:formula="of:=IF([.K65]=MAX([.K$2:.K$33];[.K$37:.K$68];[.K$72:.K$103]);&quot;INC&quot;;&quot;&quot;)">
            <text:p/>
          </table:table-cell>
          <table:table-cell table:formula="of:=MAX(255*8*POWER([.$H$37];[.A65])*POWER(0.5;[.J65]);1)" office:value-type="float" office:value="94.8453501346897" calcext:value-type="float">
            <text:p>94.8453501346897</text:p>
          </table:table-cell>
          <table:table-cell table:formula="of:=COM.MICROSOFT.CONCAT(TEXT(CEILING([.M65];1);&quot;0&quot;);&quot;,&quot;)" office:value-type="string" office:string-value="95," calcext:value-type="string">
            <text:p>9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C66]-[.B66]" office:value-type="float" office:value="13" calcext:value-type="float">
            <text:p>13</text:p>
          </table:table-cell>
          <table:table-cell office:value-type="float" office:value="1.63166718676001" calcext:value-type="float">
            <text:p>1.63166718676001</text:p>
          </table:table-cell>
          <table:table-cell office:value-type="float" office:value="0.577207756783642" calcext:value-type="float">
            <text:p>0.577207756783642</text:p>
          </table:table-cell>
          <table:table-cell table:formula="of:=SQRT([.F66])" office:value-type="float" office:value="0.759741901426821" calcext:value-type="float">
            <text:p>0.7597419014268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6]*POWER(0.5;[.J66])" office:value-type="float" office:value="0.577207756783642" calcext:value-type="float">
            <text:p>0.577207756783642</text:p>
          </table:table-cell>
          <table:table-cell table:formula="of:=IF([.K66]=MAX([.K$2:.K$33];[.K$37:.K$68];[.K$72:.K$103]);&quot;INC&quot;;&quot;&quot;)">
            <text:p/>
          </table:table-cell>
          <table:table-cell table:formula="of:=MAX(255*8*POWER([.$H$37];[.A66])*POWER(0.5;[.J66]);1)" office:value-type="float" office:value="85.0007352966264" calcext:value-type="float">
            <text:p>85.0007352966264</text:p>
          </table:table-cell>
          <table:table-cell table:formula="of:=COM.MICROSOFT.CONCAT(TEXT(CEILING([.M66];1);&quot;0&quot;);&quot;,&quot;)" office:value-type="string" office:string-value="86," calcext:value-type="string">
            <text:p>8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C67]-[.B67]" office:value-type="float" office:value="14" calcext:value-type="float">
            <text:p>14</text:p>
          </table:table-cell>
          <table:table-cell office:value-type="float" office:value="1.61447707817537" calcext:value-type="float">
            <text:p>1.61447707817537</text:p>
          </table:table-cell>
          <table:table-cell office:value-type="float" office:value="0.527603303249553" calcext:value-type="float">
            <text:p>0.527603303249553</text:p>
          </table:table-cell>
          <table:table-cell table:formula="of:=SQRT([.F67])" office:value-type="float" office:value="0.726363065725091" calcext:value-type="float">
            <text:p>0.7263630657250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7]*POWER(0.5;[.J67])" office:value-type="float" office:value="0.527603303249553" calcext:value-type="float">
            <text:p>0.527603303249553</text:p>
          </table:table-cell>
          <table:table-cell table:formula="of:=IF([.K67]=MAX([.K$2:.K$33];[.K$37:.K$68];[.K$72:.K$103]);&quot;INC&quot;;&quot;&quot;)">
            <text:p/>
          </table:table-cell>
          <table:table-cell table:formula="of:=MAX(255*8*POWER([.$H$37];[.A67])*POWER(0.5;[.J67]);1)" office:value-type="float" office:value="76.1779569658055" calcext:value-type="float">
            <text:p>76.1779569658055</text:p>
          </table:table-cell>
          <table:table-cell table:formula="of:=COM.MICROSOFT.CONCAT(TEXT(CEILING([.M67];1);&quot;0&quot;);&quot;,&quot;)" office:value-type="string" office:string-value="77," calcext:value-type="string">
            <text:p>7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C68]-[.B68]" office:value-type="float" office:value="13" calcext:value-type="float">
            <text:p>13</text:p>
          </table:table-cell>
          <table:table-cell office:value-type="float" office:value="1.59824245234023" calcext:value-type="float">
            <text:p>1.59824245234023</text:p>
          </table:table-cell>
          <table:table-cell office:value-type="float" office:value="0.484287449680384" calcext:value-type="float">
            <text:p>0.484287449680384</text:p>
          </table:table-cell>
          <table:table-cell table:formula="of:=SQRT([.F68])" office:value-type="float" office:value="0.695907644504919" calcext:value-type="float">
            <text:p>0.6959076445049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68]*POWER(0.5;[.J68])" office:value-type="float" office:value="0.484287449680384" calcext:value-type="float">
            <text:p>0.484287449680384</text:p>
          </table:table-cell>
          <table:table-cell table:formula="of:=IF([.K68]=MAX([.K$2:.K$33];[.K$37:.K$68];[.K$72:.K$103]);&quot;INC&quot;;&quot;&quot;)">
            <text:p/>
          </table:table-cell>
          <table:table-cell table:formula="of:=MAX(255*8*POWER([.$H$37];[.A68])*POWER(0.5;[.J68]);1)" office:value-type="float" office:value="68.2709520950983" calcext:value-type="float">
            <text:p>68.2709520950983</text:p>
          </table:table-cell>
          <table:table-cell table:formula="of:=COM.MICROSOFT.CONCAT(TEXT(CEILING([.M68];1);&quot;0&quot;);&quot;,&quot;)" office:value-type="string" office:string-value="69," calcext:value-type="string">
            <text:p>6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/>
          <table:table-cell table:number-columns-repeated="11"/>
          <table:table-cell office:value-type="string" calcext:value-type="string">
            <text:p>};</text:p>
          </table:table-cell>
          <table:table-cell table:number-columns-repeated="6"/>
        </table:table-row>
        <table:table-row table:style-name="ro2">
          <table:table-cell/>
          <table:table-cell table:style-name="ce4"/>
          <table:table-cell table:number-columns-repeated="18"/>
        </table:table-row>
        <table:table-row table:style-name="ro1">
          <table:table-cell office:value-type="string" calcext:value-type="string">
            <text:p>V Index</text:p>
          </table:table-cell>
          <table:table-cell office:value-type="string" calcext:value-type="string">
            <text:p>V min</text:p>
          </table:table-cell>
          <table:table-cell office:value-type="string" calcext:value-type="string">
            <text:p>V max</text:p>
          </table:table-cell>
          <table:table-cell office:value-type="string" calcext:value-type="string">
            <text:p>V range</text:p>
          </table:table-cell>
          <table:table-cell office:value-type="string" calcext:value-type="string">
            <text:p>V mean</text:p>
          </table:table-cell>
          <table:table-cell office:value-type="string" calcext:value-type="string">
            <text:p>V variance</text:p>
          </table:table-cell>
          <table:table-cell office:value-type="string" calcext:value-type="string">
            <text:p>V std dev</text:p>
          </table:table-cell>
          <table:table-cell office:value-type="string" calcext:value-type="string">
            <text:p>V decay</text:p>
          </table:table-cell>
          <table:table-cell office:value-type="string" calcext:value-type="string">
            <text:p>V base</text:p>
          </table:table-cell>
          <table:table-cell office:value-type="string" calcext:value-type="string">
            <text:p>V bit allocation</text:p>
          </table:table-cell>
          <table:table-cell office:value-type="string" calcext:value-type="string">
            <text:p>Scaled variance</text:p>
          </table:table-cell>
          <table:table-cell table:number-columns-repeated="2"/>
          <table:table-cell table:style-name="ce9" office:value-type="string" calcext:value-type="string">
            <text:p><text:span text:style-name="T3">static</text:span><text:span text:style-name="T4"> </text:span><text:span text:style-name="T5">double</text:span><text:span text:style-name="T4"> s_quantV[32] = {</text:span></text:p>
          </table:table-cell>
          <table:table-cell/>
          <table:table-cell table:number-columns-repeated="5" office:value-type="string" calcext:value-type="string">
            <text:p>V bit alloca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494" calcext:value-type="float">
            <text:p>2494</text:p>
          </table:table-cell>
          <table:table-cell table:formula="of:=[.C72]-[.B72]" office:value-type="float" office:value="2494" calcext:value-type="float">
            <text:p>2494</text:p>
          </table:table-cell>
          <table:table-cell office:value-type="float" office:value="234.913631014664" calcext:value-type="float">
            <text:p>234.913631014664</text:p>
          </table:table-cell>
          <table:table-cell office:value-type="float" office:value="60533.3476624072" calcext:value-type="float">
            <text:p>60533.3476624072</text:p>
          </table:table-cell>
          <table:table-cell table:formula="of:=SQRT([.F72])" office:value-type="float" office:value="246.035256949908" calcext:value-type="float">
            <text:p>246.035256949908</text:p>
          </table:table-cell>
          <table:table-cell table:number-matrix-columns-spanned="2" table:number-matrix-rows-spanned="1" table:formula="of:=LOGEST([.D72:.D103];[.A72:.A103];1)" office:value-type="float" office:value="0.894385597563333" calcext:value-type="float">
            <text:p>0.894385597563333</text:p>
          </table:table-cell>
          <table:table-cell office:value-type="float" office:value="387.748139001739" calcext:value-type="float">
            <text:p>387.748139001739</text:p>
          </table:table-cell>
          <table:table-cell office:value-type="float" office:value="14" calcext:value-type="float">
            <text:p>14</text:p>
          </table:table-cell>
          <table:table-cell table:formula="of:=[.F72]*POWER(0.5;[.J72])" office:value-type="float" office:value="3.6946623329106" calcext:value-type="float">
            <text:p>3.6946623329106</text:p>
          </table:table-cell>
          <table:table-cell table:formula="of:=IF([.K72]=MAX([.K$2:.K$33];[.K$37:.K$68];[.K$72:.K$103]);&quot;INC&quot;;&quot;&quot;)">
            <text:p/>
          </table:table-cell>
          <table:table-cell table:formula="of:=MAX(255*8*POWER([.$H$72];[.A72])*POWER(0.5;[.J72]);8)" office:value-type="float" office:value="8" calcext:value-type="float">
            <text:p>8</text:p>
          </table:table-cell>
          <table:table-cell table:formula="of:=COM.MICROSOFT.CONCAT(TEXT(CEILING([.M72];1);&quot;0&quot;);&quot;,&quot;)" office:value-type="string" office:string-value="8," calcext:value-type="string">
            <text:p>8,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formula="of:=[.C73]-[.B73]" office:value-type="float" office:value="1027" calcext:value-type="float">
            <text:p>1027</text:p>
          </table:table-cell>
          <table:table-cell office:value-type="float" office:value="16.7482276627036" calcext:value-type="float">
            <text:p>16.7482276627036</text:p>
          </table:table-cell>
          <table:table-cell office:value-type="float" office:value="616.171423884389" calcext:value-type="float">
            <text:p>616.171423884389</text:p>
          </table:table-cell>
          <table:table-cell table:formula="of:=SQRT([.F73])" office:value-type="float" office:value="24.8228004843206" calcext:value-type="float">
            <text:p>24.822800484320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F73]*POWER(0.5;[.J73])" office:value-type="float" office:value="2.40691962454839" calcext:value-type="float">
            <text:p>2.40691962454839</text:p>
          </table:table-cell>
          <table:table-cell table:formula="of:=IF([.K73]=MAX([.K$2:.K$33];[.K$37:.K$68];[.K$72:.K$103]);&quot;INC&quot;;&quot;&quot;)">
            <text:p/>
          </table:table-cell>
          <table:table-cell table:formula="of:=MAX(255*8*POWER([.$H$72];[.A73])*POWER(0.5;[.J73]);1)" office:value-type="float" office:value="7.12713523058281" calcext:value-type="float">
            <text:p>7.12713523058281</text:p>
          </table:table-cell>
          <table:table-cell table:formula="of:=COM.MICROSOFT.CONCAT(TEXT(CEILING([.M73];1);&quot;0&quot;);&quot;,&quot;)" office:value-type="string" office:string-value="8," calcext:value-type="string">
            <text:p>8,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table:formula="of:=[.C74]-[.B74]" office:value-type="float" office:value="610" calcext:value-type="float">
            <text:p>610</text:p>
          </table:table-cell>
          <table:table-cell office:value-type="float" office:value="6.08102307802279" calcext:value-type="float">
            <text:p>6.08102307802279</text:p>
          </table:table-cell>
          <table:table-cell office:value-type="float" office:value="70.4885137403371" calcext:value-type="float">
            <text:p>70.4885137403371</text:p>
          </table:table-cell>
          <table:table-cell table:formula="of:=SQRT([.F74])" office:value-type="float" office:value="8.39574378720177" calcext:value-type="float">
            <text:p>8.395743787201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74]*POWER(0.5;[.J74])" office:value-type="float" office:value="2.20276605438553" calcext:value-type="float">
            <text:p>2.20276605438553</text:p>
          </table:table-cell>
          <table:table-cell table:formula="of:=IF([.K74]=MAX([.K$2:.K$33];[.K$37:.K$68];[.K$72:.K$103]);&quot;INC&quot;;&quot;&quot;)">
            <text:p/>
          </table:table-cell>
          <table:table-cell table:formula="of:=MAX(255*8*POWER([.$H$72];[.A74])*POWER(0.5;[.J74]);1)" office:value-type="float" office:value="50.9952568169559" calcext:value-type="float">
            <text:p>50.9952568169559</text:p>
          </table:table-cell>
          <table:table-cell table:formula="of:=COM.MICROSOFT.CONCAT(TEXT(CEILING([.M74];1);&quot;0&quot;);&quot;,&quot;)" office:value-type="string" office:string-value="51," calcext:value-type="string">
            <text:p>51,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  <table:table-cell table:formula="of:=[.C75]-[.B75]" office:value-type="float" office:value="264" calcext:value-type="float">
            <text:p>264</text:p>
          </table:table-cell>
          <table:table-cell office:value-type="float" office:value="4.19400435855297" calcext:value-type="float">
            <text:p>4.19400435855297</text:p>
          </table:table-cell>
          <table:table-cell office:value-type="float" office:value="31.192929256634" calcext:value-type="float">
            <text:p>31.192929256634</text:p>
          </table:table-cell>
          <table:table-cell table:formula="of:=SQRT([.F75])" office:value-type="float" office:value="5.58506304858182" calcext:value-type="float">
            <text:p>5.58506304858182</text:p>
          </table:table-cell>
          <table:table-cell office:value-type="string" calcext:value-type="string">
            <text:p>V bpp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75]*POWER(0.5;[.J75])" office:value-type="float" office:value="3.89911615707925" calcext:value-type="float">
            <text:p>3.89911615707925</text:p>
          </table:table-cell>
          <table:table-cell table:formula="of:=IF([.K75]=MAX([.K$2:.K$33];[.K$37:.K$68];[.K$72:.K$103]);&quot;INC&quot;;&quot;&quot;)">
            <text:p/>
          </table:table-cell>
          <table:table-cell table:formula="of:=MAX(255*8*POWER([.$H$72];[.A75])*POWER(0.5;[.J75]);1)" office:value-type="float" office:value="182.437692964515" calcext:value-type="float">
            <text:p>182.437692964515</text:p>
          </table:table-cell>
          <table:table-cell table:formula="of:=COM.MICROSOFT.CONCAT(TEXT(CEILING([.M75];1);&quot;0&quot;);&quot;,&quot;)" office:value-type="string" office:string-value="183," calcext:value-type="string">
            <text:p>183,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formula="of:=[.C76]-[.B76]" office:value-type="float" office:value="227" calcext:value-type="float">
            <text:p>227</text:p>
          </table:table-cell>
          <table:table-cell office:value-type="float" office:value="3.24181733592288" calcext:value-type="float">
            <text:p>3.24181733592288</text:p>
          </table:table-cell>
          <table:table-cell office:value-type="float" office:value="16.7701486843641" calcext:value-type="float">
            <text:p>16.7701486843641</text:p>
          </table:table-cell>
          <table:table-cell table:formula="of:=SQRT([.F76])" office:value-type="float" office:value="4.09513719969968" calcext:value-type="float">
            <text:p>4.09513719969968</text:p>
          </table:table-cell>
          <table:table-cell table:formula="of:=SUM([.J72:.J103])/64" office:value-type="float" office:value="0.578125" calcext:value-type="float">
            <text:p>0.57812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76]*POWER(0.5;[.J76])" office:value-type="float" office:value="2.09626858554551" calcext:value-type="float">
            <text:p>2.09626858554551</text:p>
          </table:table-cell>
          <table:table-cell table:formula="of:=IF([.K76]=MAX([.K$2:.K$33];[.K$37:.K$68];[.K$72:.K$103]);&quot;INC&quot;;&quot;&quot;)">
            <text:p/>
          </table:table-cell>
          <table:table-cell table:formula="of:=MAX(255*8*POWER([.$H$72];[.A76])*POWER(0.5;[.J76]);1)" office:value-type="float" office:value="163.169645040144" calcext:value-type="float">
            <text:p>163.169645040144</text:p>
          </table:table-cell>
          <table:table-cell table:formula="of:=COM.MICROSOFT.CONCAT(TEXT(CEILING([.M76];1);&quot;0&quot;);&quot;,&quot;)" office:value-type="string" office:string-value="164," calcext:value-type="string">
            <text:p>164,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formula="of:=[.C77]-[.B77]" office:value-type="float" office:value="165" calcext:value-type="float">
            <text:p>165</text:p>
          </table:table-cell>
          <table:table-cell office:value-type="float" office:value="2.72728238400174" calcext:value-type="float">
            <text:p>2.72728238400174</text:p>
          </table:table-cell>
          <table:table-cell office:value-type="float" office:value="10.4440325431894" calcext:value-type="float">
            <text:p>10.4440325431894</text:p>
          </table:table-cell>
          <table:table-cell table:formula="of:=SQRT([.F77])" office:value-type="float" office:value="3.2317228444267" calcext:value-type="float">
            <text:p>3.23172284442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77]*POWER(0.5;[.J77])" office:value-type="float" office:value="2.61100813579735" calcext:value-type="float">
            <text:p>2.61100813579735</text:p>
          </table:table-cell>
          <table:table-cell table:formula="of:=IF([.K77]=MAX([.K$2:.K$33];[.K$37:.K$68];[.K$72:.K$103]);&quot;INC&quot;;&quot;&quot;)">
            <text:p/>
          </table:table-cell>
          <table:table-cell table:formula="of:=MAX(255*8*POWER([.$H$72];[.A77])*POWER(0.5;[.J77]);1)" office:value-type="float" office:value="291.873160966851" calcext:value-type="float">
            <text:p>291.873160966851</text:p>
          </table:table-cell>
          <table:table-cell table:formula="of:=COM.MICROSOFT.CONCAT(TEXT(CEILING([.M77];1);&quot;0&quot;);&quot;,&quot;)" office:value-type="string" office:string-value="292," calcext:value-type="string">
            <text:p>292,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table:formula="of:=[.C78]-[.B78]" office:value-type="float" office:value="129" calcext:value-type="float">
            <text:p>129</text:p>
          </table:table-cell>
          <table:table-cell office:value-type="float" office:value="2.42030622192327" calcext:value-type="float">
            <text:p>2.42030622192327</text:p>
          </table:table-cell>
          <table:table-cell office:value-type="float" office:value="7.14761351395262" calcext:value-type="float">
            <text:p>7.14761351395262</text:p>
          </table:table-cell>
          <table:table-cell table:formula="of:=SQRT([.F78])" office:value-type="float" office:value="2.67350210659214" calcext:value-type="float">
            <text:p>2.673502106592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78]*POWER(0.5;[.J78])" office:value-type="float" office:value="3.57380675697631" calcext:value-type="float">
            <text:p>3.57380675697631</text:p>
          </table:table-cell>
          <table:table-cell table:formula="of:=IF([.K78]=MAX([.K$2:.K$33];[.K$37:.K$68];[.K$72:.K$103]);&quot;INC&quot;;&quot;&quot;)">
            <text:p/>
          </table:table-cell>
          <table:table-cell table:formula="of:=MAX(255*8*POWER([.$H$72];[.A78])*POWER(0.5;[.J78]);1)" office:value-type="float" office:value="522.094302968073" calcext:value-type="float">
            <text:p>522.094302968073</text:p>
          </table:table-cell>
          <table:table-cell table:formula="of:=COM.MICROSOFT.CONCAT(TEXT(CEILING([.M78];1);&quot;0&quot;);&quot;,&quot;)" office:value-type="string" office:string-value="523," calcext:value-type="string">
            <text:p>523,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formula="of:=[.C79]-[.B79]" office:value-type="float" office:value="109" calcext:value-type="float">
            <text:p>109</text:p>
          </table:table-cell>
          <table:table-cell office:value-type="float" office:value="2.22396139647105" calcext:value-type="float">
            <text:p>2.22396139647105</text:p>
          </table:table-cell>
          <table:table-cell office:value-type="float" office:value="5.23282665460927" calcext:value-type="float">
            <text:p>5.23282665460927</text:p>
          </table:table-cell>
          <table:table-cell table:formula="of:=SQRT([.F79])" office:value-type="float" office:value="2.28753724660589" calcext:value-type="float">
            <text:p>2.287537246605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F79]*POWER(0.5;[.J79])" office:value-type="float" office:value="2.61641332730464" calcext:value-type="float">
            <text:p>2.61641332730464</text:p>
          </table:table-cell>
          <table:table-cell table:formula="of:=IF([.K79]=MAX([.K$2:.K$33];[.K$37:.K$68];[.K$72:.K$103]);&quot;INC&quot;;&quot;&quot;)">
            <text:p/>
          </table:table-cell>
          <table:table-cell table:formula="of:=MAX(255*8*POWER([.$H$72];[.A79])*POWER(0.5;[.J79]);1)" office:value-type="float" office:value="466.953625144511" calcext:value-type="float">
            <text:p>466.953625144511</text:p>
          </table:table-cell>
          <table:table-cell table:formula="of:=COM.MICROSOFT.CONCAT(TEXT(CEILING([.M79];1);&quot;0&quot;);&quot;,&quot;)" office:value-type="string" office:string-value="467," calcext:value-type="string">
            <text:p>467,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C80]-[.B80]" office:value-type="float" office:value="102" calcext:value-type="float">
            <text:p>102</text:p>
          </table:table-cell>
          <table:table-cell office:value-type="float" office:value="2.08993258982959" calcext:value-type="float">
            <text:p>2.08993258982959</text:p>
          </table:table-cell>
          <table:table-cell office:value-type="float" office:value="4.01950511465798" calcext:value-type="float">
            <text:p>4.01950511465798</text:p>
          </table:table-cell>
          <table:table-cell table:formula="of:=SQRT([.F80])" office:value-type="float" office:value="2.00487034859065" calcext:value-type="float">
            <text:p>2.004870348590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0]*POWER(0.5;[.J80])" office:value-type="float" office:value="4.01950511465798" calcext:value-type="float">
            <text:p>4.01950511465798</text:p>
          </table:table-cell>
          <table:table-cell table:formula="of:=IF([.K80]=MAX([.K$2:.K$33];[.K$37:.K$68];[.K$72:.K$103]);&quot;INC&quot;;&quot;&quot;)">
            <text:p/>
          </table:table-cell>
          <table:table-cell table:formula="of:=MAX(255*8*POWER([.$H$72];[.A80])*POWER(0.5;[.J80]);1)" office:value-type="float" office:value="835.273194118477" calcext:value-type="float">
            <text:p>835.273194118477</text:p>
          </table:table-cell>
          <table:table-cell table:formula="of:=COM.MICROSOFT.CONCAT(TEXT(CEILING([.M80];1);&quot;0&quot;);&quot;,&quot;)" office:value-type="string" office:string-value="836," calcext:value-type="string">
            <text:p>83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C81]-[.B81]" office:value-type="float" office:value="81" calcext:value-type="float">
            <text:p>81</text:p>
          </table:table-cell>
          <table:table-cell office:value-type="float" office:value="1.9957768737731" calcext:value-type="float">
            <text:p>1.9957768737731</text:p>
          </table:table-cell>
          <table:table-cell office:value-type="float" office:value="3.21953682878113" calcext:value-type="float">
            <text:p>3.21953682878113</text:p>
          </table:table-cell>
          <table:table-cell table:formula="of:=SQRT([.F81])" office:value-type="float" office:value="1.79430678223684" calcext:value-type="float">
            <text:p>1.794306782236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1]*POWER(0.5;[.J81])" office:value-type="float" office:value="3.21953682878113" calcext:value-type="float">
            <text:p>3.21953682878113</text:p>
          </table:table-cell>
          <table:table-cell table:formula="of:=IF([.K81]=MAX([.K$2:.K$33];[.K$37:.K$68];[.K$72:.K$103]);&quot;INC&quot;;&quot;&quot;)">
            <text:p/>
          </table:table-cell>
          <table:table-cell table:formula="of:=MAX(255*8*POWER([.$H$72];[.A81])*POWER(0.5;[.J81]);1)" office:value-type="float" office:value="747.056314850287" calcext:value-type="float">
            <text:p>747.056314850287</text:p>
          </table:table-cell>
          <table:table-cell table:formula="of:=COM.MICROSOFT.CONCAT(TEXT(CEILING([.M81];1);&quot;0&quot;);&quot;,&quot;)" office:value-type="string" office:string-value="748," calcext:value-type="string">
            <text:p>74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C82]-[.B82]" office:value-type="float" office:value="87" calcext:value-type="float">
            <text:p>87</text:p>
          </table:table-cell>
          <table:table-cell office:value-type="float" office:value="1.92597322733598" calcext:value-type="float">
            <text:p>1.92597322733598</text:p>
          </table:table-cell>
          <table:table-cell office:value-type="float" office:value="2.65809302662582" calcext:value-type="float">
            <text:p>2.65809302662582</text:p>
          </table:table-cell>
          <table:table-cell table:formula="of:=SQRT([.F82])" office:value-type="float" office:value="1.63036591801528" calcext:value-type="float">
            <text:p>1.6303659180152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2]*POWER(0.5;[.J82])" office:value-type="float" office:value="2.65809302662582" calcext:value-type="float">
            <text:p>2.65809302662582</text:p>
          </table:table-cell>
          <table:table-cell table:formula="of:=IF([.K82]=MAX([.K$2:.K$33];[.K$37:.K$68];[.K$72:.K$103]);&quot;INC&quot;;&quot;&quot;)">
            <text:p/>
          </table:table-cell>
          <table:table-cell table:formula="of:=MAX(255*8*POWER([.$H$72];[.A82])*POWER(0.5;[.J82]);1)" office:value-type="float" office:value="668.156408570836" calcext:value-type="float">
            <text:p>668.156408570836</text:p>
          </table:table-cell>
          <table:table-cell table:formula="of:=COM.MICROSOFT.CONCAT(TEXT(CEILING([.M82];1);&quot;0&quot;);&quot;,&quot;)" office:value-type="string" office:string-value="669," calcext:value-type="string">
            <text:p>66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C83]-[.B83]" office:value-type="float" office:value="74" calcext:value-type="float">
            <text:p>74</text:p>
          </table:table-cell>
          <table:table-cell office:value-type="float" office:value="1.87325323031812" calcext:value-type="float">
            <text:p>1.87325323031812</text:p>
          </table:table-cell>
          <table:table-cell office:value-type="float" office:value="2.25228838110326" calcext:value-type="float">
            <text:p>2.25228838110326</text:p>
          </table:table-cell>
          <table:table-cell table:formula="of:=SQRT([.F83])" office:value-type="float" office:value="1.50076259984824" calcext:value-type="float">
            <text:p>1.5007625998482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3]*POWER(0.5;[.J83])" office:value-type="float" office:value="2.25228838110326" calcext:value-type="float">
            <text:p>2.25228838110326</text:p>
          </table:table-cell>
          <table:table-cell table:formula="of:=IF([.K83]=MAX([.K$2:.K$33];[.K$37:.K$68];[.K$72:.K$103]);&quot;INC&quot;;&quot;&quot;)">
            <text:p/>
          </table:table-cell>
          <table:table-cell table:formula="of:=MAX(255*8*POWER([.$H$72];[.A83])*POWER(0.5;[.J83]);1)" office:value-type="float" office:value="597.589468745397" calcext:value-type="float">
            <text:p>597.589468745397</text:p>
          </table:table-cell>
          <table:table-cell table:formula="of:=COM.MICROSOFT.CONCAT(TEXT(CEILING([.M83];1);&quot;0&quot;);&quot;,&quot;)" office:value-type="string" office:string-value="598," calcext:value-type="string">
            <text:p>59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C84]-[.B84]" office:value-type="float" office:value="62" calcext:value-type="float">
            <text:p>62</text:p>
          </table:table-cell>
          <table:table-cell office:value-type="float" office:value="1.83237594657236" calcext:value-type="float">
            <text:p>1.83237594657236</text:p>
          </table:table-cell>
          <table:table-cell office:value-type="float" office:value="1.95339412948984" calcext:value-type="float">
            <text:p>1.95339412948984</text:p>
          </table:table-cell>
          <table:table-cell table:formula="of:=SQRT([.F84])" office:value-type="float" office:value="1.3976387693141" calcext:value-type="float">
            <text:p>1.397638769314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4]*POWER(0.5;[.J84])" office:value-type="float" office:value="1.95339412948984" calcext:value-type="float">
            <text:p>1.95339412948984</text:p>
          </table:table-cell>
          <table:table-cell table:formula="of:=IF([.K84]=MAX([.K$2:.K$33];[.K$37:.K$68];[.K$72:.K$103]);&quot;INC&quot;;&quot;&quot;)">
            <text:p/>
          </table:table-cell>
          <table:table-cell table:formula="of:=MAX(255*8*POWER([.$H$72];[.A84])*POWER(0.5;[.J84]);1)" office:value-type="float" office:value="534.475414101407" calcext:value-type="float">
            <text:p>534.475414101407</text:p>
          </table:table-cell>
          <table:table-cell table:formula="of:=COM.MICROSOFT.CONCAT(TEXT(CEILING([.M84];1);&quot;0&quot;);&quot;,&quot;)" office:value-type="string" office:string-value="535," calcext:value-type="string">
            <text:p>53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C85]-[.B85]" office:value-type="float" office:value="58" calcext:value-type="float">
            <text:p>58</text:p>
          </table:table-cell>
          <table:table-cell office:value-type="float" office:value="1.80008064616504" calcext:value-type="float">
            <text:p>1.80008064616504</text:p>
          </table:table-cell>
          <table:table-cell office:value-type="float" office:value="1.72246574320484" calcext:value-type="float">
            <text:p>1.72246574320484</text:p>
          </table:table-cell>
          <table:table-cell table:formula="of:=SQRT([.F85])" office:value-type="float" office:value="1.31242742397621" calcext:value-type="float">
            <text:p>1.312427423976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5]*POWER(0.5;[.J85])" office:value-type="float" office:value="1.72246574320484" calcext:value-type="float">
            <text:p>1.72246574320484</text:p>
          </table:table-cell>
          <table:table-cell table:formula="of:=IF([.K85]=MAX([.K$2:.K$33];[.K$37:.K$68];[.K$72:.K$103]);&quot;INC&quot;;&quot;&quot;)">
            <text:p/>
          </table:table-cell>
          <table:table-cell table:formula="of:=MAX(255*8*POWER([.$H$72];[.A85])*POWER(0.5;[.J85]);1)" office:value-type="float" office:value="478.027112623997" calcext:value-type="float">
            <text:p>478.027112623997</text:p>
          </table:table-cell>
          <table:table-cell table:formula="of:=COM.MICROSOFT.CONCAT(TEXT(CEILING([.M85];1);&quot;0&quot;);&quot;,&quot;)" office:value-type="string" office:string-value="479," calcext:value-type="string">
            <text:p>47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C86]-[.B86]" office:value-type="float" office:value="56" calcext:value-type="float">
            <text:p>56</text:p>
          </table:table-cell>
          <table:table-cell office:value-type="float" office:value="1.77333815489555" calcext:value-type="float">
            <text:p>1.77333815489555</text:p>
          </table:table-cell>
          <table:table-cell office:value-type="float" office:value="1.54043659078564" calcext:value-type="float">
            <text:p>1.54043659078564</text:p>
          </table:table-cell>
          <table:table-cell table:formula="of:=SQRT([.F86])" office:value-type="float" office:value="1.24114325957387" calcext:value-type="float">
            <text:p>1.241143259573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6]*POWER(0.5;[.J86])" office:value-type="float" office:value="1.54043659078564" calcext:value-type="float">
            <text:p>1.54043659078564</text:p>
          </table:table-cell>
          <table:table-cell table:formula="of:=IF([.K86]=MAX([.K$2:.K$33];[.K$37:.K$68];[.K$72:.K$103]);&quot;INC&quot;;&quot;&quot;)">
            <text:p/>
          </table:table-cell>
          <table:table-cell table:formula="of:=MAX(255*8*POWER([.$H$72];[.A86])*POWER(0.5;[.J86]);1)" office:value-type="float" office:value="427.540564775688" calcext:value-type="float">
            <text:p>427.540564775688</text:p>
          </table:table-cell>
          <table:table-cell table:formula="of:=COM.MICROSOFT.CONCAT(TEXT(CEILING([.M86];1);&quot;0&quot;);&quot;,&quot;)" office:value-type="string" office:string-value="428," calcext:value-type="string">
            <text:p>428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C87]-[.B87]" office:value-type="float" office:value="51" calcext:value-type="float">
            <text:p>51</text:p>
          </table:table-cell>
          <table:table-cell office:value-type="float" office:value="1.75167265741542" calcext:value-type="float">
            <text:p>1.75167265741542</text:p>
          </table:table-cell>
          <table:table-cell office:value-type="float" office:value="1.3955148561969" calcext:value-type="float">
            <text:p>1.3955148561969</text:p>
          </table:table-cell>
          <table:table-cell table:formula="of:=SQRT([.F87])" office:value-type="float" office:value="1.18131911700306" calcext:value-type="float">
            <text:p>1.1813191170030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7]*POWER(0.5;[.J87])" office:value-type="float" office:value="1.3955148561969" calcext:value-type="float">
            <text:p>1.3955148561969</text:p>
          </table:table-cell>
          <table:table-cell table:formula="of:=IF([.K87]=MAX([.K$2:.K$33];[.K$37:.K$68];[.K$72:.K$103]);&quot;INC&quot;;&quot;&quot;)">
            <text:p/>
          </table:table-cell>
          <table:table-cell table:formula="of:=MAX(255*8*POWER([.$H$72];[.A87])*POWER(0.5;[.J87]);1)" office:value-type="float" office:value="382.386123509468" calcext:value-type="float">
            <text:p>382.386123509468</text:p>
          </table:table-cell>
          <table:table-cell table:formula="of:=COM.MICROSOFT.CONCAT(TEXT(CEILING([.M87];1);&quot;0&quot;);&quot;,&quot;)" office:value-type="string" office:string-value="383," calcext:value-type="string">
            <text:p>383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C88]-[.B88]" office:value-type="float" office:value="47" calcext:value-type="float">
            <text:p>47</text:p>
          </table:table-cell>
          <table:table-cell office:value-type="float" office:value="1.73344189465001" calcext:value-type="float">
            <text:p>1.73344189465001</text:p>
          </table:table-cell>
          <table:table-cell office:value-type="float" office:value="1.27896502556882" calcext:value-type="float">
            <text:p>1.27896502556882</text:p>
          </table:table-cell>
          <table:table-cell table:formula="of:=SQRT([.F88])" office:value-type="float" office:value="1.13091335900184" calcext:value-type="float">
            <text:p>1.1309133590018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8]*POWER(0.5;[.J88])" office:value-type="float" office:value="1.27896502556882" calcext:value-type="float">
            <text:p>1.27896502556882</text:p>
          </table:table-cell>
          <table:table-cell table:formula="of:=IF([.K88]=MAX([.K$2:.K$33];[.K$37:.K$68];[.K$72:.K$103]);&quot;INC&quot;;&quot;&quot;)">
            <text:p/>
          </table:table-cell>
          <table:table-cell table:formula="of:=MAX(255*8*POWER([.$H$72];[.A88])*POWER(0.5;[.J88]);1)" office:value-type="float" office:value="342.000641574942" calcext:value-type="float">
            <text:p>342.000641574942</text:p>
          </table:table-cell>
          <table:table-cell table:formula="of:=COM.MICROSOFT.CONCAT(TEXT(CEILING([.M88];1);&quot;0&quot;);&quot;,&quot;)" office:value-type="string" office:string-value="343," calcext:value-type="string">
            <text:p>343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C89]-[.B89]" office:value-type="float" office:value="46" calcext:value-type="float">
            <text:p>46</text:p>
          </table:table-cell>
          <table:table-cell office:value-type="float" office:value="1.71722180432558" calcext:value-type="float">
            <text:p>1.71722180432558</text:p>
          </table:table-cell>
          <table:table-cell office:value-type="float" office:value="1.17630144588298" calcext:value-type="float">
            <text:p>1.17630144588298</text:p>
          </table:table-cell>
          <table:table-cell table:formula="of:=SQRT([.F89])" office:value-type="float" office:value="1.08457431551876" calcext:value-type="float">
            <text:p>1.084574315518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89]*POWER(0.5;[.J89])" office:value-type="float" office:value="1.17630144588298" calcext:value-type="float">
            <text:p>1.17630144588298</text:p>
          </table:table-cell>
          <table:table-cell table:formula="of:=IF([.K89]=MAX([.K$2:.K$33];[.K$37:.K$68];[.K$72:.K$103]);&quot;INC&quot;;&quot;&quot;)">
            <text:p/>
          </table:table-cell>
          <table:table-cell table:formula="of:=MAX(255*8*POWER([.$H$72];[.A89])*POWER(0.5;[.J89]);1)" office:value-type="float" office:value="305.880448182048" calcext:value-type="float">
            <text:p>305.880448182048</text:p>
          </table:table-cell>
          <table:table-cell table:formula="of:=COM.MICROSOFT.CONCAT(TEXT(CEILING([.M89];1);&quot;0&quot;);&quot;,&quot;)" office:value-type="string" office:string-value="306," calcext:value-type="string">
            <text:p>30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C90]-[.B90]" office:value-type="float" office:value="45" calcext:value-type="float">
            <text:p>45</text:p>
          </table:table-cell>
          <table:table-cell office:value-type="float" office:value="1.70317868897846" calcext:value-type="float">
            <text:p>1.70317868897846</text:p>
          </table:table-cell>
          <table:table-cell office:value-type="float" office:value="1.09338029569913" calcext:value-type="float">
            <text:p>1.09338029569913</text:p>
          </table:table-cell>
          <table:table-cell table:formula="of:=SQRT([.F90])" office:value-type="float" office:value="1.04564826576585" calcext:value-type="float">
            <text:p>1.045648265765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0]*POWER(0.5;[.J90])" office:value-type="float" office:value="1.09338029569913" calcext:value-type="float">
            <text:p>1.09338029569913</text:p>
          </table:table-cell>
          <table:table-cell table:formula="of:=IF([.K90]=MAX([.K$2:.K$33];[.K$37:.K$68];[.K$72:.K$103]);&quot;INC&quot;;&quot;&quot;)">
            <text:p/>
          </table:table-cell>
          <table:table-cell table:formula="of:=MAX(255*8*POWER([.$H$72];[.A90])*POWER(0.5;[.J90]);1)" office:value-type="float" office:value="273.575067430241" calcext:value-type="float">
            <text:p>273.575067430241</text:p>
          </table:table-cell>
          <table:table-cell table:formula="of:=COM.MICROSOFT.CONCAT(TEXT(CEILING([.M90];1);&quot;0&quot;);&quot;,&quot;)" office:value-type="string" office:string-value="274," calcext:value-type="string">
            <text:p>274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C91]-[.B91]" office:value-type="float" office:value="42" calcext:value-type="float">
            <text:p>42</text:p>
          </table:table-cell>
          <table:table-cell office:value-type="float" office:value="1.69038187003701" calcext:value-type="float">
            <text:p>1.69038187003701</text:p>
          </table:table-cell>
          <table:table-cell office:value-type="float" office:value="1.01735307088158" calcext:value-type="float">
            <text:p>1.01735307088158</text:p>
          </table:table-cell>
          <table:table-cell table:formula="of:=SQRT([.F91])" office:value-type="float" office:value="1.00863921740213" calcext:value-type="float">
            <text:p>1.008639217402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1]*POWER(0.5;[.J91])" office:value-type="float" office:value="1.01735307088158" calcext:value-type="float">
            <text:p>1.01735307088158</text:p>
          </table:table-cell>
          <table:table-cell table:formula="of:=IF([.K91]=MAX([.K$2:.K$33];[.K$37:.K$68];[.K$72:.K$103]);&quot;INC&quot;;&quot;&quot;)">
            <text:p/>
          </table:table-cell>
          <table:table-cell table:formula="of:=MAX(255*8*POWER([.$H$72];[.A91])*POWER(0.5;[.J91]);1)" office:value-type="float" office:value="244.681600162025" calcext:value-type="float">
            <text:p>244.681600162025</text:p>
          </table:table-cell>
          <table:table-cell table:formula="of:=COM.MICROSOFT.CONCAT(TEXT(CEILING([.M91];1);&quot;0&quot;);&quot;,&quot;)" office:value-type="string" office:string-value="245," calcext:value-type="string">
            <text:p>24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C92]-[.B92]" office:value-type="float" office:value="36" calcext:value-type="float">
            <text:p>36</text:p>
          </table:table-cell>
          <table:table-cell office:value-type="float" office:value="1.67908180374758" calcext:value-type="float">
            <text:p>1.67908180374758</text:p>
          </table:table-cell>
          <table:table-cell office:value-type="float" office:value="0.951127331040105" calcext:value-type="float">
            <text:p>0.951127331040105</text:p>
          </table:table-cell>
          <table:table-cell table:formula="of:=SQRT([.F92])" office:value-type="float" office:value="0.975257571639464" calcext:value-type="float">
            <text:p>0.97525757163946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2]*POWER(0.5;[.J92])" office:value-type="float" office:value="0.951127331040105" calcext:value-type="float">
            <text:p>0.951127331040105</text:p>
          </table:table-cell>
          <table:table-cell table:formula="of:=IF([.K92]=MAX([.K$2:.K$33];[.K$37:.K$68];[.K$72:.K$103]);&quot;INC&quot;;&quot;&quot;)">
            <text:p/>
          </table:table-cell>
          <table:table-cell table:formula="of:=MAX(255*8*POWER([.$H$72];[.A92])*POWER(0.5;[.J92]);1)" office:value-type="float" office:value="218.839699173665" calcext:value-type="float">
            <text:p>218.839699173665</text:p>
          </table:table-cell>
          <table:table-cell table:formula="of:=COM.MICROSOFT.CONCAT(TEXT(CEILING([.M92];1);&quot;0&quot;);&quot;,&quot;)" office:value-type="string" office:string-value="219," calcext:value-type="string">
            <text:p>219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C93]-[.B93]" office:value-type="float" office:value="37" calcext:value-type="float">
            <text:p>37</text:p>
          </table:table-cell>
          <table:table-cell office:value-type="float" office:value="1.66887130194821" calcext:value-type="float">
            <text:p>1.66887130194821</text:p>
          </table:table-cell>
          <table:table-cell office:value-type="float" office:value="0.89334028890154" calcext:value-type="float">
            <text:p>0.89334028890154</text:p>
          </table:table-cell>
          <table:table-cell table:formula="of:=SQRT([.F93])" office:value-type="float" office:value="0.945166804803015" calcext:value-type="float">
            <text:p>0.9451668048030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3]*POWER(0.5;[.J93])" office:value-type="float" office:value="0.89334028890154" calcext:value-type="float">
            <text:p>0.89334028890154</text:p>
          </table:table-cell>
          <table:table-cell table:formula="of:=IF([.K93]=MAX([.K$2:.K$33];[.K$37:.K$68];[.K$72:.K$103]);&quot;INC&quot;;&quot;&quot;)">
            <text:p/>
          </table:table-cell>
          <table:table-cell table:formula="of:=MAX(255*8*POWER([.$H$72];[.A93])*POWER(0.5;[.J93]);1)" office:value-type="float" office:value="195.727075116019" calcext:value-type="float">
            <text:p>195.727075116019</text:p>
          </table:table-cell>
          <table:table-cell table:formula="of:=COM.MICROSOFT.CONCAT(TEXT(CEILING([.M93];1);&quot;0&quot;);&quot;,&quot;)" office:value-type="string" office:string-value="196," calcext:value-type="string">
            <text:p>19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C94]-[.B94]" office:value-type="float" office:value="33" calcext:value-type="float">
            <text:p>33</text:p>
          </table:table-cell>
          <table:table-cell office:value-type="float" office:value="1.65872014552566" calcext:value-type="float">
            <text:p>1.65872014552566</text:p>
          </table:table-cell>
          <table:table-cell office:value-type="float" office:value="0.839607375373023" calcext:value-type="float">
            <text:p>0.839607375373023</text:p>
          </table:table-cell>
          <table:table-cell table:formula="of:=SQRT([.F94])" office:value-type="float" office:value="0.91630091966178" calcext:value-type="float">
            <text:p>0.9163009196617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4]*POWER(0.5;[.J94])" office:value-type="float" office:value="0.839607375373023" calcext:value-type="float">
            <text:p>0.839607375373023</text:p>
          </table:table-cell>
          <table:table-cell table:formula="of:=IF([.K94]=MAX([.K$2:.K$33];[.K$37:.K$68];[.K$72:.K$103]);&quot;INC&quot;;&quot;&quot;)">
            <text:p/>
          </table:table-cell>
          <table:table-cell table:formula="of:=MAX(255*8*POWER([.$H$72];[.A94])*POWER(0.5;[.J94]);1)" office:value-type="float" office:value="175.055477036964" calcext:value-type="float">
            <text:p>175.055477036964</text:p>
          </table:table-cell>
          <table:table-cell table:formula="of:=COM.MICROSOFT.CONCAT(TEXT(CEILING([.M94];1);&quot;0&quot;);&quot;,&quot;)" office:value-type="string" office:string-value="176," calcext:value-type="string">
            <text:p>17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C95]-[.B95]" office:value-type="float" office:value="30" calcext:value-type="float">
            <text:p>30</text:p>
          </table:table-cell>
          <table:table-cell office:value-type="float" office:value="1.64969204410431" calcext:value-type="float">
            <text:p>1.64969204410431</text:p>
          </table:table-cell>
          <table:table-cell office:value-type="float" office:value="0.792835347361864" calcext:value-type="float">
            <text:p>0.792835347361864</text:p>
          </table:table-cell>
          <table:table-cell table:formula="of:=SQRT([.F95])" office:value-type="float" office:value="0.890413020660561" calcext:value-type="float">
            <text:p>0.89041302066056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5]*POWER(0.5;[.J95])" office:value-type="float" office:value="0.792835347361864" calcext:value-type="float">
            <text:p>0.792835347361864</text:p>
          </table:table-cell>
          <table:table-cell table:formula="of:=IF([.K95]=MAX([.K$2:.K$33];[.K$37:.K$68];[.K$72:.K$103]);&quot;INC&quot;;&quot;&quot;)">
            <text:p/>
          </table:table-cell>
          <table:table-cell table:formula="of:=MAX(255*8*POWER([.$H$72];[.A95])*POWER(0.5;[.J95]);1)" office:value-type="float" office:value="156.567097436439" calcext:value-type="float">
            <text:p>156.567097436439</text:p>
          </table:table-cell>
          <table:table-cell table:formula="of:=COM.MICROSOFT.CONCAT(TEXT(CEILING([.M95];1);&quot;0&quot;);&quot;,&quot;)" office:value-type="string" office:string-value="157," calcext:value-type="string">
            <text:p>157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96]-[.B96]" office:value-type="float" office:value="32" calcext:value-type="float">
            <text:p>32</text:p>
          </table:table-cell>
          <table:table-cell office:value-type="float" office:value="1.64010379827025" calcext:value-type="float">
            <text:p>1.64010379827025</text:p>
          </table:table-cell>
          <table:table-cell office:value-type="float" office:value="0.744840989369572" calcext:value-type="float">
            <text:p>0.744840989369572</text:p>
          </table:table-cell>
          <table:table-cell table:formula="of:=SQRT([.F96])" office:value-type="float" office:value="0.863041707781016" calcext:value-type="float">
            <text:p>0.863041707781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6]*POWER(0.5;[.J96])" office:value-type="float" office:value="0.744840989369572" calcext:value-type="float">
            <text:p>0.744840989369572</text:p>
          </table:table-cell>
          <table:table-cell table:formula="of:=IF([.K96]=MAX([.K$2:.K$33];[.K$37:.K$68];[.K$72:.K$103]);&quot;INC&quot;;&quot;&quot;)">
            <text:p/>
          </table:table-cell>
          <table:table-cell table:formula="of:=MAX(255*8*POWER([.$H$72];[.A96])*POWER(0.5;[.J96]);1)" office:value-type="float" office:value="140.031356999446" calcext:value-type="float">
            <text:p>140.031356999446</text:p>
          </table:table-cell>
          <table:table-cell table:formula="of:=COM.MICROSOFT.CONCAT(TEXT(CEILING([.M96];1);&quot;0&quot;);&quot;,&quot;)" office:value-type="string" office:string-value="141," calcext:value-type="string">
            <text:p>14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C97]-[.B97]" office:value-type="float" office:value="26" calcext:value-type="float">
            <text:p>26</text:p>
          </table:table-cell>
          <table:table-cell office:value-type="float" office:value="1.63158575836296" calcext:value-type="float">
            <text:p>1.63158575836296</text:p>
          </table:table-cell>
          <table:table-cell office:value-type="float" office:value="0.704372940300665" calcext:value-type="float">
            <text:p>0.704372940300665</text:p>
          </table:table-cell>
          <table:table-cell table:formula="of:=SQRT([.F97])" office:value-type="float" office:value="0.839269289501686" calcext:value-type="float">
            <text:p>0.83926928950168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7]*POWER(0.5;[.J97])" office:value-type="float" office:value="0.704372940300665" calcext:value-type="float">
            <text:p>0.704372940300665</text:p>
          </table:table-cell>
          <table:table-cell table:formula="of:=IF([.K97]=MAX([.K$2:.K$33];[.K$37:.K$68];[.K$72:.K$103]);&quot;INC&quot;;&quot;&quot;)">
            <text:p/>
          </table:table-cell>
          <table:table-cell table:formula="of:=MAX(255*8*POWER([.$H$72];[.A97])*POWER(0.5;[.J97]);1)" office:value-type="float" office:value="125.242028907554" calcext:value-type="float">
            <text:p>125.242028907554</text:p>
          </table:table-cell>
          <table:table-cell table:formula="of:=COM.MICROSOFT.CONCAT(TEXT(CEILING([.M97];1);&quot;0&quot;);&quot;,&quot;)" office:value-type="string" office:string-value="126," calcext:value-type="string">
            <text:p>126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[.C98]-[.B98]" office:value-type="float" office:value="25" calcext:value-type="float">
            <text:p>25</text:p>
          </table:table-cell>
          <table:table-cell office:value-type="float" office:value="1.623154071577" calcext:value-type="float">
            <text:p>1.623154071577</text:p>
          </table:table-cell>
          <table:table-cell office:value-type="float" office:value="0.667291886802588" calcext:value-type="float">
            <text:p>0.667291886802588</text:p>
          </table:table-cell>
          <table:table-cell table:formula="of:=SQRT([.F98])" office:value-type="float" office:value="0.81687935878108" calcext:value-type="float">
            <text:p>0.816879358781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8]*POWER(0.5;[.J98])" office:value-type="float" office:value="0.667291886802588" calcext:value-type="float">
            <text:p>0.667291886802588</text:p>
          </table:table-cell>
          <table:table-cell table:formula="of:=IF([.K98]=MAX([.K$2:.K$33];[.K$37:.K$68];[.K$72:.K$103]);&quot;INC&quot;;&quot;&quot;)">
            <text:p/>
          </table:table-cell>
          <table:table-cell table:formula="of:=MAX(255*8*POWER([.$H$72];[.A98])*POWER(0.5;[.J98]);1)" office:value-type="float" office:value="112.014666864527" calcext:value-type="float">
            <text:p>112.014666864527</text:p>
          </table:table-cell>
          <table:table-cell table:formula="of:=COM.MICROSOFT.CONCAT(TEXT(CEILING([.M98];1);&quot;0&quot;);&quot;,&quot;)" office:value-type="string" office:string-value="113," calcext:value-type="string">
            <text:p>113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C99]-[.B99]" office:value-type="float" office:value="24" calcext:value-type="float">
            <text:p>24</text:p>
          </table:table-cell>
          <table:table-cell office:value-type="float" office:value="1.61605612857405" calcext:value-type="float">
            <text:p>1.61605612857405</text:p>
          </table:table-cell>
          <table:table-cell office:value-type="float" office:value="0.630696739701261" calcext:value-type="float">
            <text:p>0.630696739701261</text:p>
          </table:table-cell>
          <table:table-cell table:formula="of:=SQRT([.F99])" office:value-type="float" office:value="0.794164176792973" calcext:value-type="float">
            <text:p>0.79416417679297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99]*POWER(0.5;[.J99])" office:value-type="float" office:value="0.630696739701261" calcext:value-type="float">
            <text:p>0.630696739701261</text:p>
          </table:table-cell>
          <table:table-cell table:formula="of:=IF([.K99]=MAX([.K$2:.K$33];[.K$37:.K$68];[.K$72:.K$103]);&quot;INC&quot;;&quot;&quot;)">
            <text:p/>
          </table:table-cell>
          <table:table-cell table:formula="of:=MAX(255*8*POWER([.$H$72];[.A99])*POWER(0.5;[.J99]);1)" office:value-type="float" office:value="100.184304759488" calcext:value-type="float">
            <text:p>100.184304759488</text:p>
          </table:table-cell>
          <table:table-cell table:formula="of:=COM.MICROSOFT.CONCAT(TEXT(CEILING([.M99];1);&quot;0&quot;);&quot;,&quot;)" office:value-type="string" office:string-value="101," calcext:value-type="string">
            <text:p>10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C100]-[.B100]" office:value-type="float" office:value="22" calcext:value-type="float">
            <text:p>22</text:p>
          </table:table-cell>
          <table:table-cell office:value-type="float" office:value="1.6078408536936" calcext:value-type="float">
            <text:p>1.6078408536936</text:p>
          </table:table-cell>
          <table:table-cell office:value-type="float" office:value="0.596960624803531" calcext:value-type="float">
            <text:p>0.596960624803531</text:p>
          </table:table-cell>
          <table:table-cell table:formula="of:=SQRT([.F100])" office:value-type="float" office:value="0.772632270102363" calcext:value-type="float">
            <text:p>0.7726322701023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0]*POWER(0.5;[.J100])" office:value-type="float" office:value="0.596960624803531" calcext:value-type="float">
            <text:p>0.596960624803531</text:p>
          </table:table-cell>
          <table:table-cell table:formula="of:=IF([.K100]=MAX([.K$2:.K$33];[.K$37:.K$68];[.K$72:.K$103]);&quot;INC&quot;;&quot;&quot;)">
            <text:p/>
          </table:table-cell>
          <table:table-cell table:formula="of:=MAX(255*8*POWER([.$H$72];[.A100])*POWER(0.5;[.J100]);1)" office:value-type="float" office:value="89.6033992787814" calcext:value-type="float">
            <text:p>89.6033992787814</text:p>
          </table:table-cell>
          <table:table-cell table:formula="of:=COM.MICROSOFT.CONCAT(TEXT(CEILING([.M100];1);&quot;0&quot;);&quot;,&quot;)" office:value-type="string" office:string-value="90," calcext:value-type="string">
            <text:p>90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C101]-[.B101]" office:value-type="float" office:value="22" calcext:value-type="float">
            <text:p>22</text:p>
          </table:table-cell>
          <table:table-cell office:value-type="float" office:value="1.60086684433111" calcext:value-type="float">
            <text:p>1.60086684433111</text:p>
          </table:table-cell>
          <table:table-cell office:value-type="float" office:value="0.567088882662493" calcext:value-type="float">
            <text:p>0.567088882662493</text:p>
          </table:table-cell>
          <table:table-cell table:formula="of:=SQRT([.F101])" office:value-type="float" office:value="0.753053041068485" calcext:value-type="float">
            <text:p>0.75305304106848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1]*POWER(0.5;[.J101])" office:value-type="float" office:value="0.567088882662493" calcext:value-type="float">
            <text:p>0.567088882662493</text:p>
          </table:table-cell>
          <table:table-cell table:formula="of:=IF([.K101]=MAX([.K$2:.K$33];[.K$37:.K$68];[.K$72:.K$103]);&quot;INC&quot;;&quot;&quot;)">
            <text:p/>
          </table:table-cell>
          <table:table-cell table:formula="of:=MAX(255*8*POWER([.$H$72];[.A101])*POWER(0.5;[.J101]);1)" office:value-type="float" office:value="80.1399898076588" calcext:value-type="float">
            <text:p>80.1399898076588</text:p>
          </table:table-cell>
          <table:table-cell table:formula="of:=COM.MICROSOFT.CONCAT(TEXT(CEILING([.M101];1);&quot;0&quot;);&quot;,&quot;)" office:value-type="string" office:string-value="81," calcext:value-type="string">
            <text:p>81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C102]-[.B102]" office:value-type="float" office:value="21" calcext:value-type="float">
            <text:p>21</text:p>
          </table:table-cell>
          <table:table-cell office:value-type="float" office:value="1.59472765075873" calcext:value-type="float">
            <text:p>1.59472765075873</text:p>
          </table:table-cell>
          <table:table-cell office:value-type="float" office:value="0.538446158863587" calcext:value-type="float">
            <text:p>0.538446158863587</text:p>
          </table:table-cell>
          <table:table-cell table:formula="of:=SQRT([.F102])" office:value-type="float" office:value="0.73378890620095" calcext:value-type="float">
            <text:p>0.7337889062009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2]*POWER(0.5;[.J102])" office:value-type="float" office:value="0.538446158863587" calcext:value-type="float">
            <text:p>0.538446158863587</text:p>
          </table:table-cell>
          <table:table-cell table:formula="of:=IF([.K102]=MAX([.K$2:.K$33];[.K$37:.K$68];[.K$72:.K$103]);&quot;INC&quot;;&quot;&quot;)">
            <text:p/>
          </table:table-cell>
          <table:table-cell table:formula="of:=MAX(255*8*POWER([.$H$72];[.A102])*POWER(0.5;[.J102]);1)" office:value-type="float" office:value="71.6760526728424" calcext:value-type="float">
            <text:p>71.6760526728424</text:p>
          </table:table-cell>
          <table:table-cell table:formula="of:=COM.MICROSOFT.CONCAT(TEXT(CEILING([.M102];1);&quot;0&quot;);&quot;,&quot;)" office:value-type="string" office:string-value="72," calcext:value-type="string">
            <text:p>72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C103]-[.B103]" office:value-type="float" office:value="19" calcext:value-type="float">
            <text:p>19</text:p>
          </table:table-cell>
          <table:table-cell office:value-type="float" office:value="1.58727059045739" calcext:value-type="float">
            <text:p>1.58727059045739</text:p>
          </table:table-cell>
          <table:table-cell office:value-type="float" office:value="0.51091395549458" calcext:value-type="float">
            <text:p>0.51091395549458</text:p>
          </table:table-cell>
          <table:table-cell table:formula="of:=SQRT([.F103])" office:value-type="float" office:value="0.714782453264334" calcext:value-type="float">
            <text:p>0.7147824532643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F103]*POWER(0.5;[.J103])" office:value-type="float" office:value="0.51091395549458" calcext:value-type="float">
            <text:p>0.51091395549458</text:p>
          </table:table-cell>
          <table:table-cell table:formula="of:=IF([.K103]=MAX([.K$2:.K$33];[.K$37:.K$68];[.K$72:.K$103]);&quot;INC&quot;;&quot;&quot;)">
            <text:p/>
          </table:table-cell>
          <table:table-cell table:formula="of:=MAX(255*8*POWER([.$H$72];[.A103])*POWER(0.5;[.J103]);1)" office:value-type="float" office:value="64.106029200781" calcext:value-type="float">
            <text:p>64.106029200781</text:p>
          </table:table-cell>
          <table:table-cell table:formula="of:=COM.MICROSOFT.CONCAT(TEXT(CEILING([.M103];1);&quot;0&quot;);&quot;,&quot;)" office:value-type="string" office:string-value="65," calcext:value-type="string">
            <text:p>65,</text:p>
          </table:table-cell>
          <table:table-cell/>
          <table:table-cell table:number-columns-repeated="5" office:value-type="float" office:value="0" calcext:value-type="float">
            <text:p>0</text:p>
          </table:table-cell>
        </table:table-row>
        <table:table-row table:style-name="ro2">
          <table:table-cell table:number-columns-repeated="13"/>
          <table:table-cell office:value-type="string" calcext:value-type="string">
            <text:p>};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10:45:37.45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0T10:24:25.919000000</meta:creation-date>
    <dc:date>2024-04-26T11:25:27.369000000</dc:date>
    <meta:editing-duration>P1DT22H52M26S</meta:editing-duration>
    <meta:editing-cycles>33</meta:editing-cycles>
    <meta:generator>LibreOffice/7.6.6.3$Windows_X86_64 LibreOffice_project/d97b2716a9a4a2ce1391dee1765565ea469b0ae7</meta:generator>
    <meta:document-statistic meta:table-count="1" meta:cell-count="1702" meta:object-count="0"/>
  </office:meta>
</office:document-meta>
</file>